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Kannada" svg:font-family="'Lohit Kannada'"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4646in"/>
    </style:style>
    <style:style style:name="Table2.C" style:family="table-column">
      <style:table-column-properties style:column-width="1.4653in"/>
    </style:style>
    <style:style style:name="Table2.E" style:family="table-column">
      <style:table-column-properties style:column-width="1.466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11" style:family="table">
      <style:table-properties style:width="7.3236in" table:align="margins"/>
    </style:style>
    <style:style style:name="Table11.A" style:family="table-column">
      <style:table-column-properties style:column-width="2.441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12" style:family="table">
      <style:table-properties style:width="7.3236in" table:align="margins"/>
    </style:style>
    <style:style style:name="Table12.A" style:family="table-column">
      <style:table-column-properties style:column-width="2.441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7.3236in" table:align="margins"/>
    </style:style>
    <style:style style:name="Table13.A" style:family="table-column">
      <style:table-column-properties style:column-width="2.441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4" style:family="table">
      <style:table-properties style:width="7.3236in" table:align="margins"/>
    </style:style>
    <style:style style:name="Table14.A" style:family="table-column">
      <style:table-column-properties style:column-width="2.441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6" style:family="table">
      <style:table-properties style:width="7.3236in" table:align="margins"/>
    </style:style>
    <style:style style:name="Table16.A" style:family="table-column">
      <style:table-column-properties style:column-width="1.4646in" style:rel-column-width="13105*"/>
    </style:style>
    <style:style style:name="Table16.C" style:family="table-column">
      <style:table-column-properties style:column-width="1.5063in" style:rel-column-width="13478*"/>
    </style:style>
    <style:style style:name="Table16.D" style:family="table-column">
      <style:table-column-properties style:column-width="2.8882in" style:rel-column-width="25847*"/>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7" style:family="table">
      <style:table-properties style:width="7.3236in" table:align="margins"/>
    </style:style>
    <style:style style:name="Table17.A" style:family="table-column">
      <style:table-column-properties style:column-width="1.4347in" style:rel-column-width="12838*"/>
    </style:style>
    <style:style style:name="Table17.B" style:family="table-column">
      <style:table-column-properties style:column-width="1.5042in" style:rel-column-width="13459*"/>
    </style:style>
    <style:style style:name="Table17.C" style:family="table-column">
      <style:table-column-properties style:column-width="1.4965in" style:rel-column-width="13391*"/>
    </style:style>
    <style:style style:name="Table17.D" style:family="table-column">
      <style:table-column-properties style:column-width="2.8882in" style:rel-column-width="25847*"/>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8" style:family="table">
      <style:table-properties style:width="7.3236in" table:align="margins"/>
    </style:style>
    <style:style style:name="Table18.A" style:family="table-column">
      <style:table-column-properties style:column-width="0.7813in" style:rel-column-width="6990*"/>
    </style:style>
    <style:style style:name="Table18.B" style:family="table-column">
      <style:table-column-properties style:column-width="6.5424in" style:rel-column-width="58545*"/>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5" style:family="table">
      <style:table-properties style:width="7.3215in" table:align="left"/>
    </style:style>
    <style:style style:name="Table15.A" style:family="table-column">
      <style:table-column-properties style:column-width="1.2278in"/>
    </style:style>
    <style:style style:name="Table15.B" style:family="table-column">
      <style:table-column-properties style:column-width="6.0938in"/>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9" style:family="table">
      <style:table-properties style:width="7.3236in" table:align="margins"/>
    </style:style>
    <style:style style:name="Table19.A" style:family="table-column">
      <style:table-column-properties style:column-width="1.5993in" style:rel-column-width="14311*"/>
    </style:style>
    <style:style style:name="Table19.B" style:family="table-column">
      <style:table-column-properties style:column-width="5.7243in" style:rel-column-width="51224*"/>
    </style:style>
    <style:style style:name="Table19.A1" style:family="table-cell">
      <style:table-cell-properties fo:padding="0.0382in" fo:border="none"/>
    </style:style>
    <style:style style:name="Table20" style:family="table">
      <style:table-properties style:width="7.3236in" table:align="margins"/>
    </style:style>
    <style:style style:name="Table20.A" style:family="table-column">
      <style:table-column-properties style:column-width="1.6007in" style:rel-column-width="14323*"/>
    </style:style>
    <style:style style:name="Table20.B" style:family="table-column">
      <style:table-column-properties style:column-width="5.7229in" style:rel-column-width="51212*"/>
    </style:style>
    <style:style style:name="Table20.A1" style:family="table-cell">
      <style:table-cell-properties fo:padding="0.0382in" fo:border="none"/>
    </style:style>
    <style:style style:name="Table21" style:family="table">
      <style:table-properties style:width="7.3236in" table:align="margins"/>
    </style:style>
    <style:style style:name="Table21.A" style:family="table-column">
      <style:table-column-properties style:column-width="2.441in" style:rel-column-width="21845*"/>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2" style:family="table">
      <style:table-properties style:width="7.3236in" table:align="margins"/>
    </style:style>
    <style:style style:name="Table22.A" style:family="table-column">
      <style:table-column-properties style:column-width="1.166in" style:rel-column-width="10433*"/>
    </style:style>
    <style:style style:name="Table22.B" style:family="table-column">
      <style:table-column-properties style:column-width="6.1576in" style:rel-column-width="55102*"/>
    </style:style>
    <style:style style:name="Table22.A1" style:family="table-cell">
      <style:table-cell-properties fo:padding="0.0382in" fo:border-left="0.5pt solid #000000" fo:border-right="none" fo:border-top="0.5pt solid #000000" fo:border-bottom="0.5pt solid #000000"/>
    </style:style>
    <style:style style:name="Table22.B1" style:family="table-cell">
      <style:table-cell-properties fo:padding="0.0382in" fo:border="0.5pt solid #000000"/>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4" style:family="table">
      <style:table-properties style:width="7.3236in" table:align="margins"/>
    </style:style>
    <style:style style:name="Table24.A" style:family="table-column">
      <style:table-column-properties style:column-width="1.166in" style:rel-column-width="10433*"/>
    </style:style>
    <style:style style:name="Table24.B" style:family="table-column">
      <style:table-column-properties style:column-width="6.1576in" style:rel-column-width="55102*"/>
    </style:style>
    <style:style style:name="Table24.A1" style:family="table-cell">
      <style:table-cell-properties fo:padding="0.0382in" fo:border-left="0.5pt solid #000000" fo:border-right="none" fo:border-top="0.5pt solid #000000" fo:border-bottom="0.5pt solid #000000"/>
    </style:style>
    <style:style style:name="Table24.B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B2" style:family="table-cell">
      <style:table-cell-properties fo:padding="0.0382in" fo:border-left="0.5pt solid #000000" fo:border-right="0.5pt solid #000000" fo:border-top="none" fo:border-bottom="0.5pt solid #000000"/>
    </style:style>
    <style:style style:name="Table23" style:family="table">
      <style:table-properties style:width="7.3236in" table:align="margins"/>
    </style:style>
    <style:style style:name="Table23.A" style:family="table-column">
      <style:table-column-properties style:column-width="0.7931in" style:rel-column-width="7096*"/>
    </style:style>
    <style:style style:name="Table23.B" style:family="table-column">
      <style:table-column-properties style:column-width="1.8764in" style:rel-column-width="16790*"/>
    </style:style>
    <style:style style:name="Table23.C" style:family="table-column">
      <style:table-column-properties style:column-width="4.6542in" style:rel-column-width="41649*"/>
    </style:style>
    <style:style style:name="Table23.A1" style:family="table-cell">
      <style:table-cell-properties fo:padding="0.0382in" fo:border-left="0.5pt solid #808080" fo:border-right="none" fo:border-top="0.5pt solid #808080" fo:border-bottom="0.5pt solid #808080"/>
    </style:style>
    <style:style style:name="Table23.C1" style:family="table-cell">
      <style:table-cell-properties fo:padding="0.0382in" fo:border="0.5pt solid #808080"/>
    </style:style>
    <style:style style:name="Table23.A2" style:family="table-cell">
      <style:table-cell-properties fo:padding="0.0382in" fo:border-left="0.5pt solid #808080" fo:border-right="none" fo:border-top="none" fo:border-bottom="0.5pt solid #808080"/>
    </style:style>
    <style:style style:name="Table23.C2" style:family="table-cell">
      <style:table-cell-properties fo:padding="0.0382in" fo:border-left="0.5pt solid #808080" fo:border-right="0.5pt solid #808080" fo:border-top="none" fo:border-bottom="0.5pt solid #808080"/>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line-height="100%" fo:text-align="center" style:justify-single-word="false" style:writing-mode="lr-tb"/>
    </style:style>
    <style:style style:name="P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821343"/>
    </style:style>
    <style:style style:name="P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9"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10"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11"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12" style:family="paragraph" style:parent-style-name="Standard">
      <style:paragraph-properties fo:line-height="100%" fo:break-before="page"/>
      <style:text-properties style:font-name="Poppins" fo:font-size="20pt" fo:font-weight="bold" style:font-name-asian="Poppins1" style:font-size-asian="20pt" style:font-weight-asian="bold" style:font-name-complex="Poppins1" style:font-size-complex="20pt"/>
    </style:style>
    <style:style style:name="P13" style:family="paragraph" style:parent-style-name="Standard">
      <style:paragraph-properties fo:line-height="200%"/>
    </style:style>
    <style:style style:name="P14" style:family="paragraph" style:parent-style-name="Standard">
      <style:text-properties fo:color="#cc0000" loext:opacity="100%"/>
    </style:style>
    <style:style style:name="P15"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16"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1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18"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1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20"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21"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2" style:family="paragraph" style:parent-style-name="Standard">
      <style:paragraph-properties fo:line-height="100%" fo:text-align="center" style:justify-single-word="false" fo:orphans="0" fo:widows="0" style:writing-mode="rl-tb"/>
      <style:text-properties style:font-name="Noto Naskh Arabic" officeooo:paragraph-rsid="00264986" style:font-name-asian="Noto Naskh Arabic1" style:font-name-complex="KFGQPC Uthmanic Script HAFS1"/>
    </style:style>
    <style:style style:name="P23" style:family="paragraph" style:parent-style-name="Standard">
      <style:paragraph-properties fo:line-height="100%" fo:text-align="center" style:justify-single-word="false" style:writing-mode="lr-tb"/>
      <style:text-properties style:font-name="Noto Naskh Arabic" style:font-name-asian="Noto Naskh Arabic1" style:font-name-complex="KFGQPC Uthmanic Script HAFS1"/>
    </style:style>
    <style:style style:name="P24"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5"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26"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27"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28"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Noto Naskh Arabic1"/>
    </style:style>
    <style:style style:name="P29" style:family="paragraph" style:parent-style-name="Standard">
      <style:paragraph-properties fo:line-height="100%" fo:text-align="center" style:justify-single-word="false" fo:orphans="0" fo:widows="0"/>
      <style:text-properties style:font-name="Lora" style:font-name-asian="Noto Naskh Arabic1" style:font-name-complex="Noto Naskh Arabic1"/>
    </style:style>
    <style:style style:name="P30"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 style:font-name-asian="Noto Naskh Arabic1" style:font-name-complex="Noto Naskh Arabic1"/>
    </style:style>
    <style:style style:name="P31"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Lora"/>
    </style:style>
    <style:style style:name="P3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officeooo:rsid="00264986" officeooo:paragraph-rsid="00264986" style:font-name-asian="Noto Naskh Arabic1" style:font-name-complex="Lora"/>
    </style:style>
    <style:style style:name="P33" style:family="paragraph" style:parent-style-name="Table_20_Contents">
      <style:paragraph-properties fo:text-align="center" style:justify-single-word="false"/>
      <style:text-properties officeooo:rsid="001f342d" officeooo:paragraph-rsid="001f342d"/>
    </style:style>
    <style:style style:name="P34" style:family="paragraph" style:parent-style-name="Table_20_Contents">
      <style:paragraph-properties fo:text-align="center" style:justify-single-word="false"/>
      <style:text-properties officeooo:rsid="00224cf1" officeooo:paragraph-rsid="00224cf1"/>
    </style:style>
    <style:style style:name="P35" style:family="paragraph" style:parent-style-name="Standard">
      <style:text-properties officeooo:paragraph-rsid="0024f103"/>
    </style:style>
    <style:style style:name="P36" style:family="paragraph" style:parent-style-name="Standard">
      <style:text-properties officeooo:rsid="00264986" officeooo:paragraph-rsid="00264986"/>
    </style:style>
    <style:style style:name="P37" style:family="paragraph" style:parent-style-name="Table_20_Contents">
      <style:paragraph-properties fo:text-align="center" style:justify-single-word="false"/>
      <style:text-properties officeooo:rsid="00264986" officeooo:paragraph-rsid="00264986"/>
    </style:style>
    <style:style style:name="P3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861141" loext:opacity="100%" style:font-name="Noto Naskh Arabic" officeooo:rsid="00264986" officeooo:paragraph-rsid="00264986" style:font-name-asian="Noto Naskh Arabic1" style:font-name-complex="KFGQPC Uthmanic Script HAFS1"/>
    </style:style>
    <style:style style:name="P39" style:family="paragraph" style:parent-style-name="Standard">
      <style:text-properties fo:color="#861141" loext:opacity="100%" officeooo:paragraph-rsid="00355e7a"/>
    </style:style>
    <style:style style:name="P40" style:family="paragraph" style:parent-style-name="Standard">
      <style:text-properties officeooo:rsid="002717bc" officeooo:paragraph-rsid="00293f86"/>
    </style:style>
    <style:style style:name="P41" style:family="paragraph" style:parent-style-name="Table_20_Contents">
      <style:paragraph-properties fo:text-align="center" style:justify-single-word="false"/>
      <style:text-properties officeooo:rsid="002717bc" officeooo:paragraph-rsid="002717bc"/>
    </style:style>
    <style:style style:name="P42" style:family="paragraph" style:parent-style-name="Standard">
      <style:text-properties officeooo:rsid="0027f837" officeooo:paragraph-rsid="0027f837"/>
    </style:style>
    <style:style style:name="P43" style:family="paragraph" style:parent-style-name="Standard">
      <style:text-properties officeooo:rsid="0027f837" officeooo:paragraph-rsid="003650fa"/>
    </style:style>
    <style:style style:name="P44" style:family="paragraph" style:parent-style-name="Standard">
      <style:text-properties officeooo:rsid="0027f837" officeooo:paragraph-rsid="007d6531"/>
    </style:style>
    <style:style style:name="P45" style:family="paragraph" style:parent-style-name="Standard">
      <style:text-properties officeooo:rsid="00293f86" officeooo:paragraph-rsid="0027f837"/>
    </style:style>
    <style:style style:name="P46" style:family="paragraph" style:parent-style-name="Standard">
      <style:text-properties officeooo:rsid="00293f86" officeooo:paragraph-rsid="00293f86"/>
    </style:style>
    <style:style style:name="P47" style:family="paragraph" style:parent-style-name="Standard">
      <style:paragraph-properties fo:text-align="center" style:justify-single-word="false"/>
      <style:text-properties officeooo:rsid="00293f86" officeooo:paragraph-rsid="00293f86"/>
    </style:style>
    <style:style style:name="P48" style:family="paragraph" style:parent-style-name="Table_20_Contents">
      <style:paragraph-properties fo:text-align="center" style:justify-single-word="false"/>
      <style:text-properties officeooo:rsid="00293f86" officeooo:paragraph-rsid="00293f86"/>
    </style:style>
    <style:style style:name="P49" style:family="paragraph" style:parent-style-name="Standard">
      <style:text-properties officeooo:rsid="001c1f9f"/>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330101" officeooo:paragraph-rsid="00330101"/>
    </style:style>
    <style:style style:name="P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330101" officeooo:paragraph-rsid="00330101"/>
    </style:style>
    <style:style style:name="P5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color="#c9211e" loext:opacity="100%"/>
    </style:style>
    <style:style style:name="P53" style:family="paragraph" style:parent-style-name="Standard">
      <style:text-properties fo:color="#c9211e" loext:opacity="100%" officeooo:rsid="0070e9e7" officeooo:paragraph-rsid="007262b5"/>
    </style:style>
    <style:style style:name="P54" style:family="paragraph" style:parent-style-name="Standard">
      <style:text-properties fo:color="#c9211e" loext:opacity="100%" officeooo:rsid="007262b5" officeooo:paragraph-rsid="007262b5"/>
    </style:style>
    <style:style style:name="P55" style:family="paragraph" style:parent-style-name="Standard">
      <style:paragraph-properties fo:text-align="center" style:justify-single-word="false"/>
      <style:text-properties fo:color="#c9211e" loext:opacity="100%" officeooo:rsid="007262b5" officeooo:paragraph-rsid="007262b5"/>
    </style:style>
    <style:style style:name="P56" style:family="paragraph" style:parent-style-name="Table_20_Contents">
      <style:paragraph-properties fo:text-align="center" style:justify-single-word="false"/>
      <style:text-properties fo:color="#c9211e" loext:opacity="100%" officeooo:rsid="002d847d" officeooo:paragraph-rsid="007262b5"/>
    </style:style>
    <style:style style:name="P57" style:family="paragraph" style:parent-style-name="Standard">
      <style:text-properties style:font-name="Lora1" style:font-name-asian="Lora2" style:font-name-complex="Lora2"/>
    </style:style>
    <style:style style:name="P58" style:family="paragraph" style:parent-style-name="Standard">
      <style:paragraph-properties fo:margin-left="0.5in" fo:margin-right="0in" fo:line-height="115%" fo:text-indent="0in" style:auto-text-indent="false"/>
      <style:text-properties style:font-name="Lora1" style:font-name-asian="Lora2" style:font-name-complex="Lora2"/>
    </style:style>
    <style:style style:name="P59" style:family="paragraph" style:parent-style-name="Standard">
      <style:paragraph-properties fo:margin-left="0.5in" fo:margin-right="0in" fo:line-height="115%" fo:text-indent="0in" style:auto-text-indent="false"/>
    </style:style>
    <style:style style:name="P60" style:family="paragraph" style:parent-style-name="Standard">
      <style:paragraph-properties fo:text-align="end" style:justify-single-word="false" style:writing-mode="rl-tb"/>
    </style:style>
    <style:style style:name="P61" style:family="paragraph" style:parent-style-name="Standard">
      <style:paragraph-properties fo:text-align="start" style:justify-single-word="false" style:writing-mode="lr-tb"/>
      <style:text-properties officeooo:rsid="003650fa" officeooo:paragraph-rsid="003650fa"/>
    </style:style>
    <style:style style:name="P62" style:family="paragraph" style:parent-style-name="Standard">
      <style:text-properties officeooo:rsid="003650fa" officeooo:paragraph-rsid="003650fa"/>
    </style:style>
    <style:style style:name="P63" style:family="paragraph" style:parent-style-name="Standard">
      <style:text-properties officeooo:rsid="003650fa" officeooo:paragraph-rsid="007d6531"/>
    </style:style>
    <style:style style:name="P64" style:family="paragraph" style:parent-style-name="Table_20_Contents">
      <style:paragraph-properties fo:text-align="center" style:justify-single-word="false"/>
      <style:text-properties officeooo:rsid="00381bb3" officeooo:paragraph-rsid="00381bb3"/>
    </style:style>
    <style:style style:name="P65" style:family="paragraph" style:parent-style-name="Table_20_Contents">
      <style:paragraph-properties fo:text-align="start" style:justify-single-word="false"/>
      <style:text-properties officeooo:rsid="00381bb3" officeooo:paragraph-rsid="00381bb3"/>
    </style:style>
    <style:style style:name="P66" style:family="paragraph" style:parent-style-name="Standard">
      <style:text-properties officeooo:rsid="00381bb3" officeooo:paragraph-rsid="00381bb3"/>
    </style:style>
    <style:style style:name="P67" style:family="paragraph" style:parent-style-name="Standard">
      <style:text-properties officeooo:rsid="00381bb3" officeooo:paragraph-rsid="007d6531"/>
    </style:style>
    <style:style style:name="P68" style:family="paragraph" style:parent-style-name="Standard">
      <style:text-properties officeooo:rsid="003c19f8" officeooo:paragraph-rsid="003c19f8"/>
    </style:style>
    <style:style style:name="P69" style:family="paragraph" style:parent-style-name="Table_20_Contents">
      <style:paragraph-properties fo:text-align="center" style:justify-single-word="false"/>
      <style:text-properties officeooo:rsid="003c19f8" officeooo:paragraph-rsid="003c19f8"/>
    </style:style>
    <style:style style:name="P70" style:family="paragraph" style:parent-style-name="Table_20_Contents">
      <style:text-properties officeooo:rsid="003d0caa" officeooo:paragraph-rsid="003d0caa"/>
    </style:style>
    <style:style style:name="P71" style:family="paragraph" style:parent-style-name="Standard">
      <style:text-properties officeooo:rsid="0042cfb0" officeooo:paragraph-rsid="0042cfb0"/>
    </style:style>
    <style:style style:name="P72" style:family="paragraph" style:parent-style-name="Standard">
      <style:text-properties officeooo:rsid="0042f3a5" officeooo:paragraph-rsid="0042f3a5"/>
    </style:style>
    <style:style style:name="P73" style:family="paragraph" style:parent-style-name="Text_20_body">
      <style:text-properties officeooo:rsid="0042f3a5" officeooo:paragraph-rsid="0042f3a5"/>
    </style:style>
    <style:style style:name="P74" style:family="paragraph" style:parent-style-name="Text_20_body">
      <style:text-properties officeooo:paragraph-rsid="0043e899"/>
    </style:style>
    <style:style style:name="P75" style:family="paragraph" style:parent-style-name="Table_20_Contents">
      <style:paragraph-properties fo:text-align="start" style:justify-single-word="false"/>
      <style:text-properties officeooo:rsid="002d847d" officeooo:paragraph-rsid="0051a668"/>
    </style:style>
    <style:style style:name="P76" style:family="paragraph" style:parent-style-name="Table_20_Contents">
      <style:paragraph-properties fo:text-align="center" style:justify-single-word="false"/>
      <style:text-properties officeooo:rsid="002d847d" officeooo:paragraph-rsid="002d847d"/>
    </style:style>
    <style:style style:name="P77" style:family="paragraph" style:parent-style-name="Table_20_Contents">
      <style:paragraph-properties fo:text-align="center" style:justify-single-word="false"/>
      <style:text-properties officeooo:rsid="002d847d" officeooo:paragraph-rsid="007262b5"/>
    </style:style>
    <style:style style:name="P78" style:family="paragraph" style:parent-style-name="Table_20_Contents">
      <style:paragraph-properties fo:text-align="start" style:justify-single-word="false"/>
      <style:text-properties officeooo:rsid="00530d01" officeooo:paragraph-rsid="00530d01"/>
    </style:style>
    <style:style style:name="P79" style:family="paragraph" style:parent-style-name="Table_20_Contents">
      <style:paragraph-properties fo:text-align="start" style:justify-single-word="false"/>
      <style:text-properties officeooo:rsid="00530d01" officeooo:paragraph-rsid="00650f10"/>
    </style:style>
    <style:style style:name="P80" style:family="paragraph" style:parent-style-name="Table_20_Contents">
      <style:paragraph-properties fo:text-align="start" style:justify-single-word="false"/>
      <style:text-properties officeooo:rsid="0055d65b" officeooo:paragraph-rsid="0055d65b"/>
    </style:style>
    <style:style style:name="P81" style:family="paragraph" style:parent-style-name="Text_20_body">
      <style:text-properties officeooo:rsid="0057208a" officeooo:paragraph-rsid="0057208a"/>
    </style:style>
    <style:style style:name="P82" style:family="paragraph" style:parent-style-name="Standard">
      <style:text-properties officeooo:rsid="005bf625" officeooo:paragraph-rsid="005bf625"/>
    </style:style>
    <style:style style:name="P83" style:family="paragraph" style:parent-style-name="Text_20_body">
      <style:text-properties officeooo:rsid="005bf625" officeooo:paragraph-rsid="005bf625"/>
    </style:style>
    <style:style style:name="P84" style:family="paragraph" style:parent-style-name="Text_20_body">
      <style:text-properties officeooo:rsid="005740ab" officeooo:paragraph-rsid="005740ab"/>
    </style:style>
    <style:style style:name="P85" style:family="paragraph" style:parent-style-name="Text_20_body">
      <style:text-properties officeooo:rsid="005740ab" officeooo:paragraph-rsid="00919d44"/>
    </style:style>
    <style:style style:name="P86" style:family="paragraph" style:parent-style-name="Text_20_body">
      <style:text-properties officeooo:paragraph-rsid="005d1584"/>
    </style:style>
    <style:style style:name="P87" style:family="paragraph" style:parent-style-name="Text_20_body">
      <style:text-properties officeooo:rsid="005f40af" officeooo:paragraph-rsid="005f40af"/>
    </style:style>
    <style:style style:name="P88" style:family="paragraph" style:parent-style-name="Text_20_body">
      <style:text-properties style:use-window-font-color="true" loext:opacity="0%" officeooo:rsid="005f40af" officeooo:paragraph-rsid="005f40af"/>
    </style:style>
    <style:style style:name="P89" style:family="paragraph" style:parent-style-name="Standard">
      <style:paragraph-properties fo:text-align="center" style:justify-single-word="false"/>
      <style:text-properties style:use-window-font-color="true" loext:opacity="0%" officeooo:rsid="007262b5" officeooo:paragraph-rsid="007262b5"/>
    </style:style>
    <style:style style:name="P90" style:family="paragraph" style:parent-style-name="Standard">
      <style:text-properties style:use-window-font-color="true" loext:opacity="0%" officeooo:rsid="007262b5" officeooo:paragraph-rsid="007262b5"/>
    </style:style>
    <style:style style:name="P91" style:family="paragraph" style:parent-style-name="Standard">
      <style:text-properties style:use-window-font-color="true" loext:opacity="0%" officeooo:rsid="00898282" officeooo:paragraph-rsid="00898282"/>
    </style:style>
    <style:style style:name="P92" style:family="paragraph" style:parent-style-name="Standard">
      <style:text-properties style:use-window-font-color="true" loext:opacity="0%" officeooo:rsid="008ac9e2" officeooo:paragraph-rsid="008ac9e2"/>
    </style:style>
    <style:style style:name="P93" style:family="paragraph" style:parent-style-name="Standard">
      <style:text-properties style:use-window-font-color="true" loext:opacity="0%" officeooo:rsid="00984bc4" officeooo:paragraph-rsid="00984bc4"/>
    </style:style>
    <style:style style:name="P94" style:family="paragraph" style:parent-style-name="Table_20_Contents">
      <style:paragraph-properties fo:text-align="center" style:justify-single-word="false"/>
      <style:text-properties officeooo:rsid="0061e7ea" officeooo:paragraph-rsid="00224cf1" style:font-name-complex="SolaimanLipi"/>
    </style:style>
    <style:style style:name="P95" style:family="paragraph" style:parent-style-name="Table_20_Contents">
      <style:paragraph-properties fo:text-align="start" style:justify-single-word="false"/>
      <style:text-properties officeooo:rsid="0056a319" officeooo:paragraph-rsid="00545dc7"/>
    </style:style>
    <style:style style:name="P96" style:family="paragraph" style:parent-style-name="Standard">
      <style:paragraph-properties fo:break-before="page"/>
      <style:text-properties officeooo:rsid="006cd181" officeooo:paragraph-rsid="006cd181"/>
    </style:style>
    <style:style style:name="P97" style:family="paragraph" style:parent-style-name="Standard">
      <style:text-properties officeooo:rsid="006e58fe" officeooo:paragraph-rsid="006e58fe"/>
    </style:style>
    <style:style style:name="P98" style:family="paragraph" style:parent-style-name="Standard">
      <style:text-properties officeooo:rsid="006e58fe" officeooo:paragraph-rsid="0072f36b"/>
    </style:style>
    <style:style style:name="P99" style:family="paragraph" style:parent-style-name="Table_20_Contents">
      <style:paragraph-properties fo:text-align="center" style:justify-single-word="false"/>
      <style:text-properties officeooo:rsid="007d6531" officeooo:paragraph-rsid="007d6531"/>
    </style:style>
    <style:style style:name="P100" style:family="paragraph" style:parent-style-name="Text_20_body">
      <style:text-properties officeooo:rsid="00919d44" officeooo:paragraph-rsid="00919d44"/>
    </style:style>
    <style:style style:name="P101" style:family="paragraph" style:parent-style-name="Text_20_body">
      <style:text-properties officeooo:rsid="00650f10" officeooo:paragraph-rsid="00919d44"/>
    </style:style>
    <style:style style:name="P102" style:family="paragraph" style:parent-style-name="Contents_20_1">
      <style:paragraph-properties>
        <style:tab-stops>
          <style:tab-stop style:position="7.3236in" style:type="right" style:leader-style="dotted" style:leader-text="."/>
        </style:tab-stops>
      </style:paragraph-properties>
    </style:style>
    <style:style style:name="P103" style:family="paragraph" style:parent-style-name="Contents_20_2">
      <style:paragraph-properties>
        <style:tab-stops>
          <style:tab-stop style:position="7.3236in" style:type="right" style:leader-style="dotted" style:leader-text="."/>
        </style:tab-stops>
      </style:paragraph-properties>
    </style:style>
    <style:style style:name="P104" style:family="paragraph" style:parent-style-name="Standard">
      <style:text-properties style:font-name="Lora Medium2" officeooo:rsid="00293f86" officeooo:paragraph-rsid="00293f86"/>
    </style:style>
    <style:style style:name="P105" style:family="paragraph" style:parent-style-name="Standard">
      <style:text-properties officeooo:rsid="0096da0b" officeooo:paragraph-rsid="0096da0b"/>
    </style:style>
    <style:style style:name="P106" style:family="paragraph" style:parent-style-name="Standard">
      <style:text-properties officeooo:rsid="009f261d" officeooo:paragraph-rsid="009f261d"/>
    </style:style>
    <style:style style:name="P107" style:family="paragraph" style:parent-style-name="Standard">
      <style:text-properties fo:color="#650953" loext:opacity="100%" officeooo:rsid="0070e9e7" officeooo:paragraph-rsid="007262b5"/>
    </style:style>
    <style:style style:name="P108" style:family="paragraph" style:parent-style-name="Table_20_Contents">
      <style:text-properties officeooo:rsid="009708e7" officeooo:paragraph-rsid="009708e7"/>
    </style:style>
    <style:style style:name="P109" style:family="paragraph" style:parent-style-name="Table_20_Contents">
      <style:paragraph-properties fo:text-align="center" style:justify-single-word="false"/>
      <style:text-properties officeooo:rsid="009708e7" officeooo:paragraph-rsid="009708e7"/>
    </style:style>
    <style:style style:name="P110" style:family="paragraph" style:parent-style-name="Table_20_Contents">
      <style:text-properties officeooo:rsid="0097f055" officeooo:paragraph-rsid="0097f055"/>
    </style:style>
    <style:style style:name="P111" style:family="paragraph" style:parent-style-name="Table_20_Contents">
      <style:text-properties officeooo:rsid="00b10a04" officeooo:paragraph-rsid="00b7dbc2"/>
    </style:style>
    <style:style style:name="P112" style:family="paragraph" style:parent-style-name="Table_20_Contents">
      <style:text-properties officeooo:rsid="00b59d9e" officeooo:paragraph-rsid="00b59d9e"/>
    </style:style>
    <style:style style:name="P113" style:family="paragraph" style:parent-style-name="Table_20_Contents">
      <style:paragraph-properties fo:text-align="end" style:justify-single-word="false" style:writing-mode="rl-tb"/>
      <style:text-properties officeooo:rsid="00b59d9e" officeooo:paragraph-rsid="00b59d9e"/>
    </style:style>
    <style:style style:name="P114" style:family="paragraph" style:parent-style-name="Heading_20_1" style:master-page-name="Converted2">
      <style:paragraph-properties style:page-number="1"/>
    </style:style>
    <style:style style:name="P115" style:family="paragraph" style:parent-style-name="Heading_20_1">
      <style:paragraph-properties fo:break-before="page"/>
      <style:text-properties officeooo:paragraph-rsid="0024f103"/>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officeooo:paragraph-rsid="00381bb3"/>
    </style:style>
    <style:style style:name="P118" style:family="paragraph" style:parent-style-name="Heading_20_1">
      <style:paragraph-properties fo:break-before="page"/>
      <style:text-properties officeooo:paragraph-rsid="00b343f0"/>
    </style:style>
    <style:style style:name="P119" style:family="paragraph" style:parent-style-name="Heading_20_2">
      <style:text-properties officeooo:paragraph-rsid="00355e7a"/>
    </style:style>
    <style:style style:name="P120" style:family="paragraph" style:parent-style-name="Heading_20_2">
      <style:text-properties officeooo:paragraph-rsid="0027f837"/>
    </style:style>
    <style:style style:name="P121" style:family="paragraph" style:parent-style-name="Heading_20_2">
      <style:text-properties officeooo:paragraph-rsid="003a1686"/>
    </style:style>
    <style:style style:name="P122" style:family="paragraph" style:parent-style-name="Heading_20_2">
      <style:text-properties officeooo:paragraph-rsid="002ff536"/>
    </style:style>
    <style:style style:name="P123"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124" style:family="paragraph" style:parent-style-name="Heading_20_2">
      <style:paragraph-properties fo:break-before="page"/>
      <style:text-properties officeooo:paragraph-rsid="00a93018"/>
    </style:style>
    <style:style style:name="P125" style:family="paragraph" style:parent-style-name="Heading_20_2">
      <style:text-properties officeooo:paragraph-rsid="00b7dbc2"/>
    </style:style>
    <style:style style:name="P126"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127"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128" style:family="paragraph" style:parent-style-name="Standard" style:list-style-name="WWNum2">
      <style:paragraph-properties fo:margin-left="0.5in" fo:margin-right="0in" fo:text-indent="-0.25in" style:auto-text-indent="false"/>
    </style:style>
    <style:style style:name="P129" style:family="paragraph" style:parent-style-name="Standard" style:list-style-name="WWNum2">
      <style:paragraph-properties fo:margin-left="0.5in" fo:margin-right="0in" fo:text-indent="-0.25in" style:auto-text-indent="false"/>
      <style:text-properties officeooo:paragraph-rsid="002717bc"/>
    </style:style>
    <style:style style:name="P130" style:family="paragraph" style:parent-style-name="Standard" style:list-style-name="L7">
      <style:text-properties officeooo:rsid="002717bc" officeooo:paragraph-rsid="002717bc"/>
    </style:style>
    <style:style style:name="P131" style:family="paragraph" style:parent-style-name="Standard" style:list-style-name="L8">
      <style:text-properties officeooo:rsid="003a1686" officeooo:paragraph-rsid="003a1686"/>
    </style:style>
    <style:style style:name="P132" style:family="paragraph" style:parent-style-name="Standard" style:list-style-name="L8">
      <style:text-properties officeooo:rsid="003a79d5" officeooo:paragraph-rsid="003a79d5"/>
    </style:style>
    <style:style style:name="P133" style:family="paragraph" style:parent-style-name="Standard" style:list-style-name="L8">
      <style:text-properties officeooo:rsid="007f2f84" officeooo:paragraph-rsid="007f2f84"/>
    </style:style>
    <style:style style:name="P134" style:family="paragraph" style:parent-style-name="Standard" style:list-style-name="WWNum1">
      <style:paragraph-properties fo:margin-left="0.5in" fo:margin-right="0in" fo:text-indent="-0.25in" style:auto-text-indent="false"/>
    </style:style>
    <style:style style:name="P135"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136" style:family="paragraph" style:parent-style-name="Table_20_Contents" style:list-style-name="L1">
      <style:paragraph-properties fo:text-align="start" style:justify-single-word="false"/>
      <style:text-properties officeooo:rsid="002d847d" officeooo:paragraph-rsid="002d847d"/>
    </style:style>
    <style:style style:name="P137" style:family="paragraph" style:parent-style-name="Table_20_Contents" style:list-style-name="L1">
      <style:paragraph-properties fo:text-align="start" style:justify-single-word="false"/>
      <style:text-properties officeooo:rsid="002e1d23" officeooo:paragraph-rsid="002e1d23"/>
    </style:style>
    <style:style style:name="P138" style:family="paragraph" style:parent-style-name="Table_20_Contents" style:list-style-name="L2">
      <style:paragraph-properties fo:text-align="start" style:justify-single-word="false"/>
      <style:text-properties officeooo:rsid="002e1d23" officeooo:paragraph-rsid="002e1d23"/>
    </style:style>
    <style:style style:name="P139" style:family="paragraph" style:parent-style-name="Table_20_Contents" style:list-style-name="L3">
      <style:paragraph-properties fo:text-align="start" style:justify-single-word="false"/>
      <style:text-properties officeooo:rsid="002e1d23" officeooo:paragraph-rsid="0051a668"/>
    </style:style>
    <style:style style:name="P140" style:family="paragraph" style:parent-style-name="Table_20_Contents" style:list-style-name="L1">
      <style:paragraph-properties fo:text-align="start" style:justify-single-word="false"/>
      <style:text-properties style:text-underline-style="none" officeooo:rsid="002e1d23" officeooo:paragraph-rsid="002e1d23"/>
    </style:style>
    <style:style style:name="P141" style:family="paragraph" style:parent-style-name="Table_20_Contents" style:list-style-name="L2">
      <style:paragraph-properties fo:text-align="start" style:justify-single-word="false"/>
      <style:text-properties officeooo:rsid="006d3c8e" officeooo:paragraph-rsid="006d3c8e"/>
    </style:style>
    <style:style style:name="P142" style:family="paragraph" style:parent-style-name="Table_20_Contents" style:list-style-name="L3">
      <style:paragraph-properties fo:text-align="start" style:justify-single-word="false"/>
      <style:text-properties officeooo:rsid="002f6a94" officeooo:paragraph-rsid="002f6a94"/>
    </style:style>
    <style:style style:name="P143" style:family="paragraph" style:parent-style-name="Table_20_Contents" style:list-style-name="L4">
      <style:paragraph-properties fo:text-align="start" style:justify-single-word="false"/>
      <style:text-properties officeooo:rsid="0069af10" officeooo:paragraph-rsid="0069af10"/>
    </style:style>
    <style:style style:name="P144" style:family="paragraph" style:parent-style-name="Table_20_Contents" style:list-style-name="L5">
      <style:paragraph-properties fo:text-align="start" style:justify-single-word="false"/>
      <style:text-properties officeooo:rsid="0055d65b" officeooo:paragraph-rsid="0055d65b"/>
    </style:style>
    <style:style style:name="P145" style:family="paragraph" style:parent-style-name="Table_20_Contents" style:list-style-name="L6">
      <style:text-properties officeooo:rsid="009708e7" officeooo:paragraph-rsid="009708e7"/>
    </style:style>
    <style:style style:name="P146" style:family="paragraph">
      <style:paragraph-properties fo:text-align="center"/>
    </style:style>
    <style:style style:name="P147" style:family="paragraph">
      <loext:graphic-properties draw:fill="solid" draw:fill-color="#a0a0a0"/>
      <style:paragraph-properties fo:text-align="center"/>
    </style:style>
    <style:style style:name="P148"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font-size="12pt" style:font-size-asian="12pt" style:font-size-complex="12pt"/>
    </style:style>
    <style:style style:name="T10" style:family="text">
      <style:text-properties fo:color="#808080" loext:opacity="100%" style:font-name="Poppins" fo:font-size="10pt" style:font-name-asian="Poppins1" style:font-size-asian="10pt" style:font-name-complex="Poppins1" style:font-size-complex="10pt"/>
    </style:style>
    <style:style style:name="T11" style:family="text">
      <style:text-properties fo:color="#808080" loext:opacity="100%" style:font-name="Poppins" fo:font-size="10pt" style:text-underline-style="none" style:font-name-asian="Poppins1" style:font-size-asian="10pt" style:font-name-complex="Poppins1" style:font-size-complex="10pt"/>
    </style:style>
    <style:style style:name="T12"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3"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4" style:family="text">
      <style:text-properties fo:color="#db005b" loext:opacity="100%"/>
    </style:style>
    <style:style style:name="T15" style:family="text">
      <style:text-properties fo:color="#db005b" loext:opacity="100%" officeooo:rsid="00330101"/>
    </style:style>
    <style:style style:name="T16" style:family="text">
      <style:text-properties fo:font-size="15pt" style:font-size-asian="15pt" style:font-size-complex="15pt"/>
    </style:style>
    <style:style style:name="T17" style:family="text">
      <style:text-properties style:font-name="Lora1" style:font-name-asian="Lora2" style:font-name-complex="Lora2"/>
    </style:style>
    <style:style style:name="T18" style:family="text">
      <style:text-properties style:font-name="Noto Naskh Arabic Medium" style:font-name-asian="Noto Naskh Arabic Medium1" style:font-name-complex="KFGQPC Uthmanic Script HAFS1"/>
    </style:style>
    <style:style style:name="T19" style:family="text">
      <style:text-properties style:font-name="Noto Naskh Arabic" style:font-name-asian="Noto Naskh Arabic1" style:font-name-complex="Noto Naskh Arabic1"/>
    </style:style>
    <style:style style:name="T20" style:family="text">
      <style:text-properties style:font-name="Noto Naskh Arabic" style:font-name-asian="Noto Naskh Arabic1" style:font-name-complex="KFGQPC Uthmanic Script HAFS1"/>
    </style:style>
    <style:style style:name="T21" style:family="text">
      <style:text-properties style:font-name-complex="KFGQPC Uthmanic Script HAFS1"/>
    </style:style>
    <style:style style:name="T22" style:family="text">
      <style:text-properties officeooo:rsid="005740ab" style:font-name-complex="KFGQPC Uthmanic Script HAFS1"/>
    </style:style>
    <style:style style:name="T23" style:family="text">
      <style:text-properties officeooo:rsid="005bf625" style:font-name-complex="KFGQPC Uthmanic Script HAFS1"/>
    </style:style>
    <style:style style:name="T24" style:family="text">
      <style:text-properties officeooo:rsid="00650f10" style:font-name-complex="KFGQPC Uthmanic Script HAFS1"/>
    </style:style>
    <style:style style:name="T25" style:family="text">
      <style:text-properties officeooo:rsid="0093767f" style:font-name-complex="KFGQPC Uthmanic Script HAFS1"/>
    </style:style>
    <style:style style:name="T26" style:family="text">
      <style:text-properties officeooo:rsid="00a9ab7f" style:font-name-complex="KFGQPC Uthmanic Script HAFS1"/>
    </style:style>
    <style:style style:name="T27" style:family="text">
      <style:text-properties officeooo:rsid="00adee65" style:font-name-complex="KFGQPC Uthmanic Script HAFS1"/>
    </style:style>
    <style:style style:name="T28" style:family="text">
      <style:text-properties officeooo:rsid="00af2035" style:font-name-complex="KFGQPC Uthmanic Script HAFS1"/>
    </style:style>
    <style:style style:name="T29" style:family="text">
      <style:text-properties officeooo:rsid="00b8d34c" style:font-name-complex="KFGQPC Uthmanic Script HAFS1"/>
    </style:style>
    <style:style style:name="T30" style:family="text">
      <style:text-properties officeooo:rsid="00264986"/>
    </style:style>
    <style:style style:name="T31" style:family="text">
      <style:text-properties officeooo:rsid="0027f837"/>
    </style:style>
    <style:style style:name="T32" style:family="text">
      <style:text-properties officeooo:rsid="00293f86"/>
    </style:style>
    <style:style style:name="T33" style:family="text">
      <style:text-properties style:font-name="Lora Medium2"/>
    </style:style>
    <style:style style:name="T34" style:family="text">
      <style:text-properties style:font-name="Lora Medium2" officeooo:rsid="00293f86"/>
    </style:style>
    <style:style style:name="T35" style:family="text">
      <style:text-properties style:font-name="Lora Medium2" officeooo:rsid="00799042"/>
    </style:style>
    <style:style style:name="T36" style:family="text">
      <style:text-properties officeooo:rsid="002e1d23"/>
    </style:style>
    <style:style style:name="T37" style:family="text">
      <style:text-properties style:text-position="super 58%"/>
    </style:style>
    <style:style style:name="T38" style:family="text">
      <style:text-properties officeooo:rsid="002f6a94"/>
    </style:style>
    <style:style style:name="T39" style:family="text">
      <style:text-properties officeooo:rsid="002ff536"/>
    </style:style>
    <style:style style:name="T40" style:family="text">
      <style:text-properties officeooo:rsid="00324b4f"/>
    </style:style>
    <style:style style:name="T41" style:family="text">
      <style:text-properties officeooo:rsid="00330101"/>
    </style:style>
    <style:style style:name="T42" style:family="text">
      <style:text-properties fo:color="#c9211e" loext:opacity="100%"/>
    </style:style>
    <style:style style:name="T43" style:family="text">
      <style:text-properties fo:color="#c9211e" loext:opacity="100%" officeooo:rsid="00330101"/>
    </style:style>
    <style:style style:name="T44" style:family="text">
      <style:text-properties fo:color="#c9211e" loext:opacity="100%" officeooo:rsid="00324b4f"/>
    </style:style>
    <style:style style:name="T45" style:family="text">
      <style:text-properties fo:color="#c9211e" loext:opacity="100%" officeooo:rsid="0042cfb0"/>
    </style:style>
    <style:style style:name="T46" style:family="text">
      <style:text-properties fo:color="#c9211e" loext:opacity="100%" officeooo:rsid="0042f3a5"/>
    </style:style>
    <style:style style:name="T47" style:family="text">
      <style:text-properties fo:color="#c9211e" loext:opacity="100%" style:font-name-complex="KFGQPC Uthmanic Script HAFS1"/>
    </style:style>
    <style:style style:name="T48" style:family="text">
      <style:text-properties fo:color="#c9211e" loext:opacity="100%" officeooo:rsid="005bf625" style:font-name-complex="KFGQPC Uthmanic Script HAFS1"/>
    </style:style>
    <style:style style:name="T49" style:family="text">
      <style:text-properties fo:color="#861141" loext:opacity="100%"/>
    </style:style>
    <style:style style:name="T50" style:family="text">
      <style:text-properties fo:color="#861141" loext:opacity="100%" officeooo:rsid="00330101"/>
    </style:style>
    <style:style style:name="T51" style:family="text">
      <style:text-properties fo:color="#861141" loext:opacity="100%" officeooo:rsid="003650fa"/>
    </style:style>
    <style:style style:name="T52" style:family="text">
      <style:text-properties fo:color="#861141" loext:opacity="100%" officeooo:rsid="0042f3a5"/>
    </style:style>
    <style:style style:name="T53" style:family="text">
      <style:text-properties fo:color="#861141" loext:opacity="100%" officeooo:rsid="007d6531"/>
    </style:style>
    <style:style style:name="T54" style:family="text">
      <style:text-properties officeooo:rsid="00355e7a"/>
    </style:style>
    <style:style style:name="T55" style:family="text">
      <style:text-properties style:use-window-font-color="true" loext:opacity="0%"/>
    </style:style>
    <style:style style:name="T56" style:family="text">
      <style:text-properties style:use-window-font-color="true" loext:opacity="0%" officeooo:rsid="00264986"/>
    </style:style>
    <style:style style:name="T57" style:family="text">
      <style:text-properties style:use-window-font-color="true" loext:opacity="0%" style:font-name="Noto Naskh Arabic" style:font-name-asian="Noto Naskh Arabic1" style:font-name-complex="KFGQPC Uthmanic Script HAFS1"/>
    </style:style>
    <style:style style:name="T58" style:family="text">
      <style:text-properties style:use-window-font-color="true" loext:opacity="0%" officeooo:rsid="00355e7a"/>
    </style:style>
    <style:style style:name="T59" style:family="text">
      <style:text-properties style:use-window-font-color="true" loext:opacity="0%" officeooo:rsid="003650fa"/>
    </style:style>
    <style:style style:name="T60" style:family="text">
      <style:text-properties style:use-window-font-color="true" loext:opacity="0%" officeooo:rsid="005bf625" style:font-name-complex="KFGQPC Uthmanic Script HAFS1"/>
    </style:style>
    <style:style style:name="T61" style:family="text">
      <style:text-properties style:use-window-font-color="true" loext:opacity="0%" officeooo:rsid="005d1584" style:font-name-complex="KFGQPC Uthmanic Script HAFS1"/>
    </style:style>
    <style:style style:name="T62" style:family="text">
      <style:text-properties style:use-window-font-color="true" loext:opacity="0%" officeooo:rsid="00701eeb"/>
    </style:style>
    <style:style style:name="T63" style:family="text">
      <style:text-properties style:use-window-font-color="true" loext:opacity="0%" officeooo:rsid="007262b5"/>
    </style:style>
    <style:style style:name="T64" style:family="text">
      <style:text-properties style:use-window-font-color="true" loext:opacity="0%" officeooo:rsid="008711cd"/>
    </style:style>
    <style:style style:name="T65" style:family="text">
      <style:text-properties style:use-window-font-color="true" loext:opacity="0%" officeooo:rsid="00ac089f"/>
    </style:style>
    <style:style style:name="T66" style:family="text">
      <style:text-properties officeooo:rsid="003650fa"/>
    </style:style>
    <style:style style:name="T67" style:family="text">
      <style:text-properties style:font-name="KFGQPC Uthmanic Script HAFS1" officeooo:rsid="003650fa"/>
    </style:style>
    <style:style style:name="T68" style:family="text">
      <style:text-properties style:font-name="KFGQPC Uthmanic Script HAFS1" officeooo:rsid="00381bb3"/>
    </style:style>
    <style:style style:name="T69" style:family="text">
      <style:text-properties style:font-name="KFGQPC Uthmanic Script HAFS1" officeooo:rsid="007c000f"/>
    </style:style>
    <style:style style:name="T70" style:family="text">
      <style:text-properties officeooo:rsid="00381bb3"/>
    </style:style>
    <style:style style:name="T71" style:family="text">
      <style:text-properties style:font-name="Lora"/>
    </style:style>
    <style:style style:name="T72" style:family="text">
      <style:text-properties style:font-name="Lora" officeooo:rsid="00381bb3"/>
    </style:style>
    <style:style style:name="T73" style:family="text">
      <style:text-properties style:font-name="Lora" officeooo:rsid="007c000f"/>
    </style:style>
    <style:style style:name="T74" style:family="text">
      <style:text-properties style:font-name="Lora" officeooo:rsid="007cae7e"/>
    </style:style>
    <style:style style:name="T75" style:family="text">
      <style:text-properties style:font-name="Lora" officeooo:rsid="00853752"/>
    </style:style>
    <style:style style:name="T76" style:family="text">
      <style:text-properties officeooo:rsid="003828db"/>
    </style:style>
    <style:style style:name="T77" style:family="text">
      <style:text-properties officeooo:rsid="003a79d5"/>
    </style:style>
    <style:style style:name="T78" style:family="text">
      <style:text-properties officeooo:rsid="003c19f8"/>
    </style:style>
    <style:style style:name="T79" style:family="text">
      <style:text-properties style:font-name-complex="KFGQPC Uthmanic Script HAFS"/>
    </style:style>
    <style:style style:name="T80" style:family="text">
      <style:text-properties officeooo:rsid="003c19f8" style:font-name-complex="KFGQPC Uthmanic Script HAFS"/>
    </style:style>
    <style:style style:name="T81" style:family="text">
      <style:text-properties officeooo:rsid="0042cfb0"/>
    </style:style>
    <style:style style:name="T82" style:family="text">
      <style:text-properties officeooo:rsid="0042f3a5"/>
    </style:style>
    <style:style style:name="T83" style:family="text">
      <style:text-properties officeooo:rsid="0043e899"/>
    </style:style>
    <style:style style:name="T84" style:family="text">
      <style:text-properties officeooo:rsid="004552f0"/>
    </style:style>
    <style:style style:name="T85" style:family="text">
      <style:text-properties officeooo:rsid="004d56d8"/>
    </style:style>
    <style:style style:name="T86" style:family="text">
      <style:text-properties officeooo:rsid="004f3505"/>
    </style:style>
    <style:style style:name="T87" style:family="text">
      <style:text-properties officeooo:rsid="00508bee"/>
    </style:style>
    <style:style style:name="T88" style:family="text">
      <style:text-properties officeooo:rsid="0051a668"/>
    </style:style>
    <style:style style:name="T89" style:family="text">
      <style:text-properties officeooo:rsid="00530d01"/>
    </style:style>
    <style:style style:name="T90" style:family="text">
      <style:text-properties fo:color="#650953" loext:opacity="100%"/>
    </style:style>
    <style:style style:name="T91" style:family="text">
      <style:text-properties officeooo:rsid="005740ab"/>
    </style:style>
    <style:style style:name="T92" style:family="text">
      <style:text-properties officeooo:rsid="005bf625"/>
    </style:style>
    <style:style style:name="T93" style:family="text">
      <style:text-properties fo:color="#069a2e" loext:opacity="100%"/>
    </style:style>
    <style:style style:name="T94" style:family="text">
      <style:text-properties fo:color="#069a2e" loext:opacity="100%" officeooo:rsid="005bf625" style:font-name-complex="KFGQPC Uthmanic Script HAFS1"/>
    </style:style>
    <style:style style:name="T95" style:family="text">
      <style:text-properties fo:color="#069a2e" loext:opacity="100%" officeooo:rsid="005c89e3"/>
    </style:style>
    <style:style style:name="T96" style:family="text">
      <style:text-properties officeooo:rsid="005c89e3"/>
    </style:style>
    <style:style style:name="T97" style:family="text">
      <style:text-properties officeooo:rsid="006114d7"/>
    </style:style>
    <style:style style:name="T98" style:family="text">
      <style:text-properties officeooo:rsid="00650f10"/>
    </style:style>
    <style:style style:name="T99" style:family="text">
      <style:text-properties officeooo:rsid="0066c9b5"/>
    </style:style>
    <style:style style:name="T100" style:family="text">
      <style:text-properties officeooo:rsid="0067a96c"/>
    </style:style>
    <style:style style:name="T101" style:family="text">
      <style:text-properties officeooo:rsid="0069fab7"/>
    </style:style>
    <style:style style:name="T102" style:family="text">
      <style:text-properties fo:color="#780373" loext:opacity="100%"/>
    </style:style>
    <style:style style:name="T103" style:family="text">
      <style:text-properties officeooo:rsid="006e58fe"/>
    </style:style>
    <style:style style:name="T104" style:family="text">
      <style:text-properties officeooo:rsid="00701eeb"/>
    </style:style>
    <style:style style:name="T105" style:family="text">
      <style:text-properties officeooo:rsid="0076f8bb"/>
    </style:style>
    <style:style style:name="T106" style:family="text">
      <style:text-properties officeooo:rsid="00795ef2"/>
    </style:style>
    <style:style style:name="T107" style:family="text">
      <style:text-properties officeooo:rsid="007d6531"/>
    </style:style>
    <style:style style:name="T108" style:family="text">
      <style:text-properties officeooo:rsid="00809f74"/>
    </style:style>
    <style:style style:name="T109" style:family="text">
      <style:text-properties officeooo:rsid="00821343"/>
    </style:style>
    <style:style style:name="T110" style:family="text">
      <style:text-properties officeooo:rsid="0085125e"/>
    </style:style>
    <style:style style:name="T111" style:family="text">
      <style:text-properties fo:color="#158466" loext:opacity="100%"/>
    </style:style>
    <style:style style:name="T112" style:family="text">
      <style:text-properties officeooo:rsid="008ac9e2"/>
    </style:style>
    <style:style style:name="T113" style:family="text">
      <style:text-properties officeooo:rsid="008c893b"/>
    </style:style>
    <style:style style:name="T114" style:family="text">
      <style:text-properties officeooo:rsid="008dfaf9"/>
    </style:style>
    <style:style style:name="T115" style:family="text">
      <style:text-properties officeooo:rsid="008f8ecb"/>
    </style:style>
    <style:style style:name="T116" style:family="text">
      <style:text-properties officeooo:rsid="00919d44"/>
    </style:style>
    <style:style style:name="T117" style:family="text">
      <style:text-properties officeooo:rsid="00935cc8"/>
    </style:style>
    <style:style style:name="T118" style:family="text">
      <style:text-properties officeooo:rsid="009372af"/>
    </style:style>
    <style:style style:name="T119" style:family="text">
      <style:text-properties officeooo:rsid="0093767f"/>
    </style:style>
    <style:style style:name="T120" style:family="text">
      <style:text-properties officeooo:rsid="009435b5"/>
    </style:style>
    <style:style style:name="T121" style:family="text">
      <style:text-properties officeooo:rsid="0094f996"/>
    </style:style>
    <style:style style:name="T122" style:family="text">
      <style:text-properties officeooo:rsid="00984bc4"/>
    </style:style>
    <style:style style:name="T123" style:family="text">
      <style:text-properties officeooo:rsid="0099f766"/>
    </style:style>
    <style:style style:name="T124" style:family="text">
      <style:text-properties officeooo:rsid="009c2719"/>
    </style:style>
    <style:style style:name="T125" style:family="text">
      <style:text-properties officeooo:rsid="009d366c"/>
    </style:style>
    <style:style style:name="T126" style:family="text">
      <style:text-properties officeooo:rsid="009f261d"/>
    </style:style>
    <style:style style:name="T127" style:family="text">
      <style:text-properties officeooo:rsid="00a78aaf"/>
    </style:style>
    <style:style style:name="T128" style:family="text">
      <style:text-properties officeooo:rsid="00a93018"/>
    </style:style>
    <style:style style:name="T129" style:family="text">
      <style:text-properties officeooo:rsid="00b23851"/>
    </style:style>
    <style:style style:name="T130" style:family="text">
      <style:text-properties officeooo:rsid="00b59d9e"/>
    </style:style>
    <style:style style:name="T131" style:family="text">
      <style:text-properties officeooo:rsid="00b708fe"/>
    </style:style>
    <style:style style:name="T132" style:family="text">
      <style:text-properties officeooo:rsid="00b79a51"/>
    </style:style>
    <style:style style:name="T133" style:family="text">
      <style:text-properties officeooo:rsid="00b8d34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3"><text:span text:style-name="T12">Dream</text:span><text:span text:style-name="T7"> </text:span><text:span text:style-name="T13">Nahw</text:span></text:p>
      <text:p text:style-name="P15">Notes</text:p>
      <text:p text:style-name="P9"/>
      <text:p text:style-name="P9"/>
      <text:p text:style-name="P9"/>
      <text:p text:style-name="P9"/>
      <text:p text:style-name="P10"/>
      <text:p text:style-name="P11"/>
      <text:p text:style-name="P11"/>
      <text:p text:style-name="P16">By</text:p>
      <text:p text:style-name="P16">Sakib</text:p>
      <text:p text:style-name="P127">What is this? Why does Even this exits?</text:p>
      <text:p text:style-name="Standard"/>
      <text:p text:style-name="Standard">Cause I wanted a note for me Which will have Questions and Then A brief answer<text:span text:style-name="T16">.</text:span></text:p>
      <text:p text:style-name="P57"/>
      <text:p text:style-name="P58">Sakib</text:p>
      <text:p text:style-name="P59"><text:span text:style-name="T17">Email: </text:span><text:a xlink:type="simple" xlink:href="mailto:Sakibul706@gmail.com" text:style-name="ListLabel_20_19" text:visited-style-name="ListLabel_20_19"><text:span text:style-name="T17">Sakibul706@gmail.com</text:span></text:a></text:p>
      <text:p text:style-name="P13"/>
      <text:p text:style-name="P2"/>
      <text:p text:style-name="P12">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2"><text:a xlink:type="simple" xlink:href="#__RefHeading___Toc762_667590414" text:style-name="Index_20_Link" text:visited-style-name="Index_20_Link">Day 1-2<text:tab/>1</text:a></text:p>
          <text:p text:style-name="P103"><text:a xlink:type="simple" xlink:href="#__RefHeading___Toc772_667590414" text:style-name="Index_20_Link" text:visited-style-name="Index_20_Link">5 special isms. أَسْماءُ الخَمْسَة<text:tab/>1</text:a></text:p>
          <text:p text:style-name="P102"><text:a xlink:type="simple" xlink:href="#__RefHeading___Toc770_667590414" text:style-name="Index_20_Link" text:visited-style-name="Index_20_Link">Day 3-4<text:tab/>3</text:a></text:p>
          <text:p text:style-name="P103"><text:a xlink:type="simple" xlink:href="#__RefHeading___Toc784_667590414" text:style-name="Index_20_Link" text:visited-style-name="Index_20_Link">1. Basic grammar vocabulary<text:tab/>3</text:a></text:p>
          <text:p text:style-name="P103"><text:a xlink:type="simple" xlink:href="#__RefHeading___Toc782_667590414" text:style-name="Index_20_Link" text:visited-style-name="Index_20_Link">2. Reasons for a word to be majroor?<text:tab/>3</text:a></text:p>
          <text:p text:style-name="P102"><text:a xlink:type="simple" xlink:href="#__RefHeading___Toc797_1932017071" text:style-name="Index_20_Link" text:visited-style-name="Index_20_Link">Day 5, 6<text:tab/>4</text:a></text:p>
          <text:p text:style-name="P103"><text:a xlink:type="simple" xlink:href="#__RefHeading___Toc799_1932017071" text:style-name="Index_20_Link" text:visited-style-name="Index_20_Link">1. Flexibility and their Arabic word?<text:tab/>4</text:a></text:p>
          <text:p text:style-name="P103"><text:a xlink:type="simple" xlink:href="#__RefHeading___Toc766_667590414%20Copy%201" text:style-name="Index_20_Link" text:visited-style-name="Index_20_Link">2. Non-flexible details<text:tab/>4</text:a></text:p>
          <text:p text:style-name="P103"><text:a xlink:type="simple" xlink:href="#__RefHeading___Toc766_667590414%20Copy%202" text:style-name="Index_20_Link" text:visited-style-name="Index_20_Link">3. Partly-flexible details<text:tab/>4</text:a></text:p>
          <text:p text:style-name="P102"><text:a xlink:type="simple" xlink:href="#__RefHeading___Toc840_1932017071" text:style-name="Index_20_Link" text:visited-style-name="Index_20_Link">Day 7<text:tab/>6</text:a></text:p>
          <text:p text:style-name="P103"><text:a xlink:type="simple" xlink:href="#__RefHeading___Toc842_1932017071" text:style-name="Index_20_Link" text:visited-style-name="Index_20_Link">Fragments<text:tab/>6</text:a></text:p>
          <text:p text:style-name="P103"><text:a xlink:type="simple" xlink:href="#__RefHeading___Toc970_1073827632" text:style-name="Index_20_Link" text:visited-style-name="Index_20_Link">Oaths in the Quran<text:tab/>6</text:a></text:p>
          <text:p text:style-name="P102"><text:a xlink:type="simple" xlink:href="#__RefHeading___Toc764_667590414" text:style-name="Index_20_Link" text:visited-style-name="Index_20_Link">Surah Jumm’ah [1-3]<text:tab/>7</text:a></text:p>
          <text:p text:style-name="P103"><text:a xlink:type="simple" xlink:href="#__RefHeading___Toc778_667590414" text:style-name="Index_20_Link" text:visited-style-name="Index_20_Link">Aya 1<text:tab/>7</text:a></text:p>
          <text:p text:style-name="P103"><text:a xlink:type="simple" xlink:href="#__RefHeading___Toc776_667590414" text:style-name="Index_20_Link" text:visited-style-name="Index_20_Link">Aya 2<text:tab/>8</text:a></text:p>
          <text:p text:style-name="P103"><text:a xlink:type="simple" xlink:href="#__RefHeading___Toc774_667590414" text:style-name="Index_20_Link" text:visited-style-name="Index_20_Link">Aya 3<text:tab/>9</text:a></text:p>
          <text:p text:style-name="P102"><text:a xlink:type="simple" xlink:href="#__RefHeading___Toc801_1932017071" text:style-name="Index_20_Link" text:visited-style-name="Index_20_Link">Day 22-26<text:tab/>10</text:a></text:p>
          <text:p text:style-name="P103"><text:a xlink:type="simple" xlink:href="#__RefHeading___Toc1431_2702452866" text:style-name="Index_20_Link" text:visited-style-name="Index_20_Link">جُمْلَةٌ اِسْمِيَةٌ (Jumla Ismia)<text:tab/>10</text:a></text:p>
          <text:p text:style-name="P103"><text:a xlink:type="simple" xlink:href="#__RefHeading___Toc1404_2702452866" text:style-name="Index_20_Link" text:visited-style-name="Index_20_Link">Early K or MBK and late M or K lavels.<text:tab/>11</text:a></text:p>
          <text:p text:style-name="P103"><text:a xlink:type="simple" xlink:href="#__RefHeading___Toc1408_2702452866" text:style-name="Index_20_Link" text:visited-style-name="Index_20_Link">جُمْلَةٌ فِعْلِيَّةٌ (Jumla Fe’ilia)<text:tab/>12</text:a></text:p>
          <text:p text:style-name="P102"><text:a xlink:type="simple" xlink:href="#__RefHeading___Toc1081_2873520091" text:style-name="Index_20_Link" text:visited-style-name="Index_20_Link">Question Hours: Important Ones.<text:tab/>13</text:a></text:p>
          <text:p text:style-name="P103"><text:a xlink:type="simple" xlink:href="#__RefHeading___Toc1083_2873520091" text:style-name="Index_20_Link" text:visited-style-name="Index_20_Link">Day 22: سُبْحَانَ اللَّهِ وَبِحَمْدِهِ<text:tab/>13</text:a></text:p>
          <text:p text:style-name="P103"><text:a xlink:type="simple" xlink:href="#__RefHeading___Toc1100_2873520091" text:style-name="Index_20_Link" text:visited-style-name="Index_20_Link">Day 23: خَيرٌ and شَرٌّ are comparative why?<text:tab/>13</text:a></text:p>
          <text:p text:style-name="P103"><text:a xlink:type="simple" xlink:href="#__RefHeading___Toc1180_1030417925" text:style-name="Index_20_Link" text:visited-style-name="Index_20_Link">Day 23: Special mudaff can’t never be<text:tab/>14</text:a></text:p>
          <text:p text:style-name="P103"><text:a xlink:type="simple" xlink:href="#__RefHeading___Toc1182_1030417925" text:style-name="Index_20_Link" text:visited-style-name="Index_20_Link">Day 23: Beauty of إِنَّ مَعَ العُسْرِ يُسْرًا<text:tab/>14</text:a></text:p>
        </text:index-body>
      </text:table-of-content>
      <text:h text:style-name="P114" text:outline-level="1"><text:bookmark-start text:name="__RefHeading___Toc762_667590414"/><text:bookmark text:name="_68wds8k2yuuu"/>Day 1-2<text:bookmark-end text:name="__RefHeading___Toc762_667590414"/></text:h>
      <text:h text:style-name="P119" text:outline-level="2"><text:bookmark-start text:name="__RefHeading___Toc772_667590414"/>5 special isms. <text:span text:style-name="T18">أَسْماءُ الخَمْسَة</text:span><text:bookmark-end text:name="__RefHeading___Toc772_667590414"/></text:h>
      <text:p text:style-name="Standard">The special thing about them is their pair, plural <text:s/>and lite versions.</text:p>
      <table:table table:name="Table1" table:style-name="Table1">
        <table:table-column table:style-name="Table1.A"/>
        <table:table-column table:style-name="Table1.B" table:number-columns-repeated="4"/>
        <table:table-row table:style-name="Table1.1">
          <table:table-cell table:style-name="Table1.A1" office:value-type="string">
            <text:p text:style-name="P23">ذُو</text:p>
          </table:table-cell>
          <table:table-cell table:style-name="Table1.A1" office:value-type="string">
            <text:p text:style-name="P23">فَمٌ</text:p>
          </table:table-cell>
          <table:table-cell table:style-name="Table1.A1" office:value-type="string">
            <text:p text:style-name="P23">حَمٌ</text:p>
          </table:table-cell>
          <table:table-cell table:style-name="Table1.A1" office:value-type="string">
            <text:p text:style-name="P23">أَخٌ</text:p>
          </table:table-cell>
          <table:table-cell table:style-name="Table1.A1" office:value-type="string">
            <text:p text:style-name="P23">أَبٌ</text:p>
          </table:table-cell>
        </table:table-row>
        <table:table-row table:style-name="Table1.1">
          <table:table-cell table:style-name="Table1.A1" office:value-type="string">
            <text:p text:style-name="P5">Possessor of</text:p>
          </table:table-cell>
          <table:table-cell table:style-name="Table1.A1" office:value-type="string">
            <text:p text:style-name="P5">Mouth</text:p>
          </table:table-cell>
          <table:table-cell table:style-name="Table1.A1" office:value-type="string">
            <text:p text:style-name="P5">Father in law</text:p>
          </table:table-cell>
          <table:table-cell table:style-name="Table1.A1" office:value-type="string">
            <text:p text:style-name="P5">Brother</text:p>
          </table:table-cell>
          <table:table-cell table:style-name="Table1.A1" office:value-type="string">
            <text:p text:style-name="P5">Father</text:p>
          </table:table-cell>
        </table:table-row>
      </table:table>
      <text:p text:style-name="Standard"/>
      <text:p text:style-name="P39"><text:span text:style-name="T58">Chart for أَبٌ <text:s/>and أَخٌ </text:span><text:span text:style-name="T59">. </text:span><text:span text:style-name="T54">Note <text:s/></text:span><text:span text:style-name="T59">t</text:span><text:span text:style-name="T55">he plurals are not same </text:span><text:span text:style-name="T56">for</text:span><text:span text:style-name="T55"> </text:span><text:span text:style-name="T57">أَخٌ</text:span></text:p>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32">Plural for</text:p>
            <text:p text:style-name="P38">أَخٌ</text:p>
          </table:table-cell>
          <table:table-cell table:style-name="Table2.B1" office:value-type="string">
            <text:p text:style-name="P31">Plural (broken)</text:p>
          </table:table-cell>
          <table:table-cell table:style-name="Table2.B1" office:value-type="string">
            <text:p text:style-name="P31">Pair (extra <text:span text:style-name="T21">و</text:span>)</text:p>
          </table:table-cell>
          <table:table-cell table:style-name="Table2.B1" office:value-type="string">
            <text:p text:style-name="P31">Lite (extra <text:span text:style-name="T21">و</text:span>)</text:p>
          </table:table-cell>
          <table:table-cell table:style-name="Table2.B1" office:value-type="string">
            <text:p text:style-name="P31">Normal</text:p>
          </table:table-cell>
        </table:table-row>
        <table:table-row table:style-name="Table2.1">
          <table:table-cell table:style-name="Table2.A1" office:value-type="string">
            <text:p text:style-name="P22">إِخْوةٌ</text:p>
          </table:table-cell>
          <table:table-cell table:style-name="Table2.B1" office:value-type="string">
            <text:p text:style-name="P19">آباءٌ</text:p>
          </table:table-cell>
          <table:table-cell table:style-name="Table2.B1" office:value-type="string">
            <text:p text:style-name="P19">أَبَوَانِ</text:p>
          </table:table-cell>
          <table:table-cell table:style-name="Table2.B1" office:value-type="string">
            <text:p text:style-name="P19">أَبُو</text:p>
          </table:table-cell>
          <table:table-cell table:style-name="Table2.B1" office:value-type="string">
            <text:p text:style-name="P19">أَبٌ</text:p>
          </table:table-cell>
        </table:table-row>
        <table:table-row table:style-name="Table2.1">
          <table:table-cell table:style-name="Table2.A1" office:value-type="string">
            <text:p text:style-name="P22">إِخْوةً</text:p>
          </table:table-cell>
          <table:table-cell table:style-name="Table2.B1" office:value-type="string">
            <text:p text:style-name="P19">آباءً</text:p>
          </table:table-cell>
          <table:table-cell table:style-name="Table2.B1" office:value-type="string">
            <text:p text:style-name="P19">أَبَوَينِ</text:p>
          </table:table-cell>
          <table:table-cell table:style-name="Table2.B1" office:value-type="string">
            <text:p text:style-name="P19">أَبَا</text:p>
          </table:table-cell>
          <table:table-cell table:style-name="Table2.B1" office:value-type="string">
            <text:p text:style-name="P19">أَبً</text:p>
          </table:table-cell>
        </table:table-row>
        <table:table-row table:style-name="Table2.1">
          <table:table-cell table:style-name="Table2.A1" office:value-type="string">
            <text:p text:style-name="P22">إِخْوةٍ</text:p>
          </table:table-cell>
          <table:table-cell table:style-name="Table2.B1" office:value-type="string">
            <text:p text:style-name="P19">آباءٍ</text:p>
          </table:table-cell>
          <table:table-cell table:style-name="Table2.B1" office:value-type="string">
            <text:p text:style-name="P20">أَبَوَينِ</text:p>
          </table:table-cell>
          <table:table-cell table:style-name="Table2.B1" office:value-type="string">
            <text:p text:style-name="P19">أَبِى</text:p>
          </table:table-cell>
          <table:table-cell table:style-name="Table2.B1" office:value-type="string">
            <text:p text:style-name="P19">أَبٍ</text:p>
          </table:table-cell>
        </table:table-row>
      </table:table>
      <text:p text:style-name="P60"/>
      <text:p text:style-name="P61">Chart for <text:span text:style-name="T30">ذُو</text:span></text:p>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28">Plural</text:p>
          </table:table-cell>
          <table:covered-table-cell/>
          <table:table-cell table:style-name="Table3.A1" office:value-type="string">
            <text:p text:style-name="P28">Pair</text:p>
          </table:table-cell>
          <table:table-cell table:style-name="Table3.A1" office:value-type="string">
            <text:p text:style-name="P28">Singular</text:p>
          </table:table-cell>
        </table:table-row>
        <table:table-row table:style-name="Table3.2">
          <table:table-cell table:style-name="Table3.A1" office:value-type="string">
            <text:p text:style-name="P19">أُولُوْ</text:p>
          </table:table-cell>
          <table:table-cell table:style-name="Table3.A1" office:value-type="string">
            <text:p text:style-name="P20">ذَوُو</text:p>
          </table:table-cell>
          <table:table-cell table:style-name="Table3.A1" office:value-type="string">
            <text:p text:style-name="P19">ذَوَا</text:p>
          </table:table-cell>
          <table:table-cell table:style-name="Table3.A1" office:value-type="string">
            <text:p text:style-name="P19">ذُو</text:p>
          </table:table-cell>
        </table:table-row>
        <table:table-row table:style-name="Table3.3">
          <table:table-cell table:style-name="Table3.A1" office:value-type="string">
            <text:p text:style-name="P20">أُولِي</text:p>
          </table:table-cell>
          <table:table-cell table:style-name="Table3.A1" office:value-type="string">
            <text:p text:style-name="P20">ذَوِي</text:p>
          </table:table-cell>
          <table:table-cell table:style-name="Table3.A1" office:value-type="string">
            <text:p text:style-name="P20">ذَوَي</text:p>
          </table:table-cell>
          <table:table-cell table:style-name="Table3.A1" office:value-type="string">
            <text:p text:style-name="P20">ذا</text:p>
          </table:table-cell>
        </table:table-row>
        <table:table-row table:style-name="Table3.4">
          <table:table-cell table:style-name="Table3.A1" office:value-type="string">
            <text:p text:style-name="P20">أُولِي</text:p>
          </table:table-cell>
          <table:table-cell table:style-name="Table3.A1" office:value-type="string">
            <text:p text:style-name="P20">ذَوِي</text:p>
          </table:table-cell>
          <table:table-cell table:style-name="Table3.A1" office:value-type="string">
            <text:p text:style-name="P20">ذَوَي</text:p>
          </table:table-cell>
          <table:table-cell table:style-name="Table3.A1" office:value-type="string">
            <text:p text:style-name="P20">ذِي</text:p>
          </table:table-cell>
        </table:table-row>
      </table:table>
      <text:p text:style-name="Standard"/>
      <text:p text:style-name="Standard"><text:span text:style-name="T49">Note: </text:span>Pronounce “oluu” not “ooluu”</text:p>
      <text:p text:style-name="P35"/>
      <text:p text:style-name="P36"><text:soft-page-break/>Feminine version of ذُو</text:p>
      <table:table table:name="Table11" table:style-name="Table11">
        <table:table-column table:style-name="Table11.A" table:number-columns-repeated="3"/>
        <table:table-row>
          <table:table-cell table:style-name="Table11.A1" office:value-type="string">
            <text:p text:style-name="P41">Plural</text:p>
          </table:table-cell>
          <table:table-cell table:style-name="Table11.A1" office:value-type="string">
            <text:p text:style-name="P41">Pair</text:p>
          </table:table-cell>
          <table:table-cell table:style-name="Table11.C1" office:value-type="string">
            <text:p text:style-name="P41">Singular</text:p>
          </table:table-cell>
        </table:table-row>
        <table:table-row>
          <table:table-cell table:style-name="Table11.A2" office:value-type="string">
            <text:p text:style-name="P37">ذَوَآتُ</text:p>
          </table:table-cell>
          <table:table-cell table:style-name="Table11.A2" office:value-type="string">
            <text:p text:style-name="P37">ذَوَاتَا</text:p>
          </table:table-cell>
          <table:table-cell table:style-name="Table11.C2" office:value-type="string">
            <text:p text:style-name="P37">ذَاتُ</text:p>
          </table:table-cell>
        </table:table-row>
        <table:table-row>
          <table:table-cell table:style-name="Table11.A2" office:value-type="string">
            <text:p text:style-name="P37">ذَوَآتِ</text:p>
          </table:table-cell>
          <table:table-cell table:style-name="Table11.A2" office:value-type="string">
            <text:p text:style-name="P37">ذَوَاتَي</text:p>
          </table:table-cell>
          <table:table-cell table:style-name="Table11.C2" office:value-type="string">
            <text:p text:style-name="P37">ذَاتَ</text:p>
          </table:table-cell>
        </table:table-row>
        <table:table-row>
          <table:table-cell table:style-name="Table11.A2" office:value-type="string">
            <text:p text:style-name="P37">ذَوَآتِ</text:p>
          </table:table-cell>
          <table:table-cell table:style-name="Table11.A2" office:value-type="string">
            <text:p text:style-name="P37">ذَوَاتَي</text:p>
          </table:table-cell>
          <table:table-cell table:style-name="Table11.C2" office:value-type="string">
            <text:p text:style-name="P37">ذَاتِ</text:p>
          </table:table-cell>
        </table:table-row>
      </table:table>
      <text:p text:style-name="P35"/>
      <text:p text:style-name="P62"><text:span text:style-name="T49">Note: </text:span>The remaining 2 are not in the <text:span text:style-name="T30">Q</text:span>uran.</text:p>
      <text:h text:style-name="P115" text:outline-level="1" text:is-list-header="true"><text:bookmark-start text:name="__RefHeading___Toc770_667590414"/><text:bookmark text:name="_qy0zh5kskxr4"/>Day 3-<text:span text:style-name="T105">4</text:span><text:bookmark-end text:name="__RefHeading___Toc770_667590414"/></text:h>
      <text:h text:style-name="Heading_20_2" text:outline-level="2"><text:bookmark-start text:name="__RefHeading___Toc784_667590414"/><text:span text:style-name="T106">1. </text:span>Basic grammar vocabulary<text:bookmark-end text:name="__RefHeading___Toc784_667590414"/></text:h>
      <table:table table:name="Table4" table:style-name="Table4">
        <table:table-column table:style-name="Table4.A"/>
        <table:table-column table:style-name="Table4.B"/>
        <table:table-row table:style-name="Table4.1">
          <table:table-cell table:style-name="Table4.A1" office:value-type="string">
            <text:p text:style-name="P28">Status</text:p>
          </table:table-cell>
          <table:table-cell table:style-name="Table4.A1" office:value-type="string">
            <text:p text:style-name="P19">إِعْرَاب</text:p>
          </table:table-cell>
        </table:table-row>
        <table:table-row table:style-name="Table4.1">
          <table:table-cell table:style-name="Table4.A1" office:value-type="string">
            <text:p text:style-name="P28">Number</text:p>
          </table:table-cell>
          <table:table-cell table:style-name="Table4.A1" office:value-type="string">
            <text:p text:style-name="P19">عَدَد</text:p>
          </table:table-cell>
        </table:table-row>
        <table:table-row table:style-name="Table4.1">
          <table:table-cell table:style-name="Table4.A1" office:value-type="string">
            <text:p text:style-name="P28">Gender</text:p>
          </table:table-cell>
          <table:table-cell table:style-name="Table4.A1" office:value-type="string">
            <text:p text:style-name="P19">جِنْس</text:p>
          </table:table-cell>
        </table:table-row>
        <table:table-row table:style-name="Table4.1">
          <table:table-cell table:style-name="Table4.A1" office:value-type="string">
            <text:p text:style-name="P28">Type</text:p>
          </table:table-cell>
          <table:table-cell table:style-name="Table4.A1" office:value-type="string">
            <text:p text:style-name="P19">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29">Action</text:p>
          </table:table-cell>
          <table:table-cell table:style-name="Table5.A1" office:value-type="string">
            <text:p text:style-name="P20">فِعْل</text:p>
          </table:table-cell>
        </table:table-row>
        <table:table-row table:style-name="Table5.1">
          <table:table-cell table:style-name="Table5.A1" office:value-type="string">
            <text:p text:style-name="P29">Dower</text:p>
          </table:table-cell>
          <table:table-cell table:style-name="Table5.A1" office:value-type="string">
            <text:p text:style-name="P20">فاعِل</text:p>
          </table:table-cell>
        </table:table-row>
        <table:table-row table:style-name="Table5.1">
          <table:table-cell table:style-name="Table5.A1" office:value-type="string">
            <text:p text:style-name="P29">Details</text:p>
          </table:table-cell>
          <table:table-cell table:style-name="Table5.A1" office:value-type="string">
            <text:p text:style-name="P20">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1">صِفَه</text:p>
          </table:table-cell>
          <table:table-cell table:style-name="Table6.A1" office:value-type="string">
            <text:p text:style-name="P30">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3">Common</text:p>
          </table:table-cell>
          <table:table-cell table:style-name="Table10.B1" office:value-type="string">
            <text:p text:style-name="P33">مَعْرِفة</text:p>
          </table:table-cell>
        </table:table-row>
        <table:table-row>
          <table:table-cell table:style-name="Table10.A2" office:value-type="string">
            <text:p text:style-name="P33">Proper</text:p>
          </table:table-cell>
          <table:table-cell table:style-name="Table10.B2" office:value-type="string">
            <text:p text:style-name="P33">نَكِرَة</text:p>
          </table:table-cell>
        </table:table-row>
        <table:table-row>
          <table:table-cell table:style-name="Table10.A2" office:value-type="string">
            <text:p text:style-name="P94">দশা</text:p>
          </table:table-cell>
          <table:table-cell table:style-name="Table10.B2" office:value-type="string">
            <text:p text:style-name="P34">حَال</text:p>
          </table:table-cell>
        </table:table-row>
      </table:table>
      <text:h text:style-name="Heading_20_2" text:outline-level="2" text:is-list-header="true"><text:bookmark-start text:name="__RefHeading___Toc782_667590414"/><text:span text:style-name="T106">2. </text:span>Reasons for a word to be majroor?<text:bookmark-end text:name="__RefHeading___Toc782_667590414"/></text:h>
      <text:list text:style-name="WWNum2">
        <text:list-item>
          <text:p text:style-name="P128">After harf of jarr.</text:p>
        </text:list-item>
        <text:list-item>
          <text:p text:style-name="P128">Mudaaf ilai.</text:p>
        </text:list-item>
        <text:list-item>
          <text:p text:style-name="P129">Follower(<text:span text:style-name="T20">تَابِع</text:span>) of another word with <text:span text:style-name="T20">و </text:span>.</text:p>
        </text:list-item>
      </text:list>
      <text:h text:style-name="Heading_20_1" text:outline-level="1" text:is-list-header="true"><text:bookmark-start text:name="__RefHeading___Toc797_1932017071"/><text:soft-page-break/>Day 5, <text:span text:style-name="T76">6</text:span><text:bookmark-end text:name="__RefHeading___Toc797_1932017071"/></text:h>
      <text:h text:style-name="Heading_20_2" text:outline-level="2"><text:bookmark-start text:name="__RefHeading___Toc799_1932017071"/>1. Flexibility and their Arabic word?<text:bookmark-end text:name="__RefHeading___Toc799_1932017071"/></text:h>
      <text:list text:style-name="L7">
        <text:list-item>
          <text:p text:style-name="P130">Fully-flexible. ( مُنْصَرِف | مُعْرِب )</text:p>
        </text:list-item>
        <text:list-item>
          <text:p text:style-name="P130">Partly-flexible. ( مَمْنُوعٌ مِن الصَّرَفِ )</text:p>
        </text:list-item>
        <text:list-item>
          <text:p text:style-name="P130">Non-flexible. ( مَبْنِ<text:span text:style-name="T31">يّ</text:span> )</text:p>
        </text:list-item>
      </text:list>
      <text:h text:style-name="P120" text:outline-level="2" text:is-list-header="true"><text:bookmark-start text:name="__RefHeading___Toc766_667590414 Copy 1"/>2. <text:span text:style-name="T31">Non</text:span>-flexible details<text:bookmark-end text:name="__RefHeading___Toc766_667590414 Copy 1"/></text:h>
      <text:p text:style-name="P42">الأسماء الموصولة, أسماء الإشارة and words ending with Alif <text:span text:style-name="T32">maksura</text:span> are non-flexible.</text:p>
      <text:h text:style-name="P120" text:outline-level="2"><text:bookmark-start text:name="__RefHeading___Toc766_667590414 Copy 2"/><text:span text:style-name="T31">3</text:span>. Partly-flexible details<text:bookmark-end text:name="__RefHeading___Toc766_667590414 Copy 2"/></text:h>
      <text:p text:style-name="P40">( مَمْنُوعٌ مِن الصَّرَفِ ) <text:span text:style-name="T32">means restricted from showing all status.</text:span></text:p>
      <text:p text:style-name="P40"/>
      <text:p text:style-name="P42"><text:span text:style-name="T34">a. </text:span><text:span text:style-name="T33">Non-Arab names:</text:span></text:p>
      <table:table table:name="Table12" table:style-name="Table12">
        <table:table-column table:style-name="Table12.A" table:number-columns-repeated="3"/>
        <table:table-row>
          <table:table-cell table:style-name="Table12.A1" office:value-type="string">
            <text:p text:style-name="P48">يُوسُفَ</text:p>
          </table:table-cell>
          <table:table-cell table:style-name="Table12.A1" office:value-type="string">
            <text:p text:style-name="P48">يُوسُفَ</text:p>
          </table:table-cell>
          <table:table-cell table:style-name="Table12.C1" office:value-type="string">
            <text:p text:style-name="P47">يُوسُفُ</text:p>
          </table:table-cell>
        </table:table-row>
      </table:table>
      <text:p text:style-name="P45"/>
      <text:p text:style-name="P42"><text:span text:style-name="T34">b. </text:span><text:span text:style-name="T35">Exclusive </text:span><text:span text:style-name="T34">F</text:span><text:span text:style-name="T33">eminine or masculine names</text:span><text:span text:style-name="T34">:</text:span></text:p>
      <table:table table:name="Table13" table:style-name="Table13">
        <table:table-column table:style-name="Table13.A" table:number-columns-repeated="3"/>
        <table:table-row>
          <table:table-cell table:style-name="Table13.A1" office:value-type="string">
            <text:p text:style-name="P48">عَائِشَةَ</text:p>
          </table:table-cell>
          <table:table-cell table:style-name="Table13.A1" office:value-type="string">
            <text:p text:style-name="P48">عَائِشَةَ</text:p>
          </table:table-cell>
          <table:table-cell table:style-name="Table13.C1" office:value-type="string">
            <text:p text:style-name="P47">عَائِشةُ</text:p>
          </table:table-cell>
        </table:table-row>
      </table:table>
      <text:p text:style-name="P46"/>
      <text:p text:style-name="P104">c. Names of places:</text:p>
      <table:table table:name="Table14" table:style-name="Table14">
        <table:table-column table:style-name="Table14.A" table:number-columns-repeated="3"/>
        <table:table-row>
          <table:table-cell table:style-name="Table14.A1" office:value-type="string">
            <text:p text:style-name="P48">مَكَّةَ</text:p>
          </table:table-cell>
          <table:table-cell table:style-name="Table14.A1" office:value-type="string">
            <text:p text:style-name="P48">مَكَّةَ</text:p>
          </table:table-cell>
          <table:table-cell table:style-name="Table14.C1" office:value-type="string">
            <text:p text:style-name="P47">مَكَّةُ</text:p>
          </table:table-cell>
        </table:table-row>
      </table:table>
      <text:p text:style-name="Standard"/>
      <text:p text:style-name="Standard"><text:span text:style-name="T49">Note: </text:span>If there are only 3 letters and سُكُن in the middle then it would be fully flexible. <text:span text:style-name="T70">Like </text:span><text:span text:style-name="T68">“لُوْطٌ”. <text:s/></text:span><text:span text:style-name="T72">But</text:span><text:span text:style-name="T68"> مِصْرَ </text:span><text:span text:style-name="T73">(Egypt)</text:span><text:span text:style-name="T69"> </text:span><text:span text:style-name="T72">is not because there is already a word مِصْرٌ </text:span><text:span text:style-name="T73">(</text:span><text:span text:style-name="T72">country side/</text:span><text:span text:style-name="T74">farm land</text:span><text:span text:style-name="T73">)</text:span><text:span text:style-name="T72">.</text:span></text:p>
      <text:p text:style-name="Standard"/>
      <text:p text:style-name="P43"><text:soft-page-break/><text:span text:style-name="T66">d. </text:span><text:span text:style-name="T32"><text:s/>C</text:span>omparatives, colors <text:span text:style-name="T70">and disabilities </text:span><text:span text:style-name="T66">are partly flexible.</text:span></text:p>
      <table:table table:name="Table16" table:style-name="Table16">
        <table:table-column table:style-name="Table16.A" table:number-columns-repeated="2"/>
        <table:table-column table:style-name="Table16.C"/>
        <table:table-column table:style-name="Table16.D"/>
        <table:table-row>
          <table:table-cell table:style-name="Table16.A1" office:value-type="string">
            <text:p text:style-name="P64">أَكْبَرَ</text:p>
          </table:table-cell>
          <table:table-cell table:style-name="Table16.A1" office:value-type="string">
            <text:p text:style-name="P64">أَكْبَرَ</text:p>
          </table:table-cell>
          <table:table-cell table:style-name="Table16.C1" office:value-type="string">
            <text:p text:style-name="P64">أَكْبَرُ</text:p>
          </table:table-cell>
          <table:table-cell table:style-name="Table16.C1" office:value-type="string">
            <text:p text:style-name="P99">Greater</text:p>
          </table:table-cell>
        </table:table-row>
      </table:table>
      <text:p text:style-name="P66"/>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4">أَسْوَدَ</text:p>
          </table:table-cell>
          <table:table-cell table:style-name="Table17.A1" office:value-type="string">
            <text:p text:style-name="P64">أَسْوَدَ</text:p>
          </table:table-cell>
          <table:table-cell table:style-name="Table17.C1" office:value-type="string">
            <text:p text:style-name="P64">أَسْوَدُ</text:p>
          </table:table-cell>
          <table:table-cell table:style-name="Table17.C1" office:value-type="string">
            <text:p text:style-name="P99">Black</text:p>
          </table:table-cell>
        </table:table-row>
      </table:table>
      <text:p text:style-name="P65"/>
      <text:p text:style-name="P44"><text:span text:style-name="T51">Exception</text:span><text:span text:style-name="T53">:</text:span><text:span text:style-name="T66"> </text:span><text:span text:style-name="T107">These</text:span><text:span text:style-name="T66"> become fully-flexible when:</text:span></text:p>
      <text:p text:style-name="P44"><text:span text:style-name="T66"><text:tab/><text:tab/>1. </text:span><text:span text:style-name="T67">"</text:span><text:span text:style-name="T66">ال" is added.</text:span></text:p>
      <text:p text:style-name="P63"><text:tab/><text:tab/>2. Made into a مُضَاف</text:p>
      <text:p text:style-name="P63"><text:span text:style-name="T49">Note:</text:span> In these cases comparative becomes superlative.</text:p>
      <text:p text:style-name="P67"/>
      <text:h text:style-name="P116" text:outline-level="1"><text:bookmark-start text:name="__RefHeading___Toc840_1932017071"/>Day 7<text:bookmark-end text:name="__RefHeading___Toc840_1932017071"/></text:h>
      <text:h text:style-name="P121" text:outline-level="2" text:is-list-header="true"><text:bookmark-start text:name="__RefHeading___Toc842_1932017071"/>Fragments<text:bookmark-end text:name="__RefHeading___Toc842_1932017071"/></text:h>
      <text:list text:style-name="L8">
        <text:list-item>
          <text:p text:style-name="P131"><text:span text:style-name="T77">ال</text:span>جَار<text:span text:style-name="T77">ُ</text:span> وَ<text:span text:style-name="T77">ال</text:span>مَجْرُور<text:span text:style-name="T77">ُ</text:span></text:p>
        </text:list-item>
        <text:list-item>
          <text:p text:style-name="P131">ح<text:span text:style-name="T77">َرفُ </text:span><text:span text:style-name="T78">ال</text:span><text:span text:style-name="T77">نَص</text:span><text:span text:style-name="T78">ْ</text:span><text:span text:style-name="T77">بِ وَاِسْمُهَا</text:span></text:p>
        </text:list-item>
        <text:list-item>
          <text:p text:style-name="P132">الإِضَافَةُ</text:p>
        </text:list-item>
        <text:list-item>
          <text:p text:style-name="P133">__More will be added.</text:p>
        </text:list-item>
      </text:list>
      <text:h text:style-name="Heading_20_2" text:outline-level="2"><text:bookmark-start text:name="__RefHeading___Toc970_1073827632"/><text:span text:style-name="T80">O</text:span><text:span text:style-name="T79">aths in the Quran</text:span><text:bookmark-end text:name="__RefHeading___Toc970_1073827632"/></text:h>
      <text:p text:style-name="P68">There are 4 types of oaths in the Quran</text:p>
      <table:table table:name="Table18" table:style-name="Table18">
        <table:table-column table:style-name="Table18.A"/>
        <table:table-column table:style-name="Table18.B"/>
        <table:table-row>
          <table:table-cell table:style-name="Table18.A1" office:value-type="string">
            <text:p text:style-name="P69">و</text:p>
          </table:table-cell>
          <table:table-cell table:style-name="Table18.B1" office:value-type="string">
            <text:p text:style-name="P70">Normal oath.</text:p>
          </table:table-cell>
        </table:table-row>
        <table:table-row>
          <table:table-cell table:style-name="Table18.A2" office:value-type="string">
            <text:p text:style-name="P69">ت</text:p>
            <text:p text:style-name="P69">ب</text:p>
          </table:table-cell>
          <table:table-cell table:style-name="Table18.B2" office:value-type="string">
            <text:p text:style-name="P70">Very serious. In extreme cases or anger situation. Rarely happens in the Quran. </text:p>
          </table:table-cell>
        </table:table-row>
        <table:table-row>
          <table:table-cell table:style-name="Table18.A2" office:value-type="string">
            <text:p text:style-name="P69">ل</text:p>
          </table:table-cell>
          <table:table-cell table:style-name="Table18.B2" office:value-type="string">
            <text:p text:style-name="P70">This is the ل of emphasis not the harf.</text:p>
          </table:table-cell>
        </table:table-row>
      </table:table>
      <text:p text:style-name="P68"/>
      <text:p text:style-name="P68"/>
      <text:h text:style-name="P117" text:outline-level="1"><text:bookmark-start text:name="__RefHeading___Toc764_667590414"/>Surah Jumm’ah [1-3]<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26"><text:span text:style-name="T21">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18">Word</text:p>
          </table:table-cell>
          <table:table-cell table:style-name="Table7.A1" office:value-type="string">
            <text:p text:style-name="P4">Meanings</text:p>
          </table:table-cell>
        </table:table-row>
        <table:table-row table:style-name="Table7.2">
          <table:table-cell table:style-name="Table7.A1" office:value-type="string">
            <text:p text:style-name="P25">يُسَبِّحُ</text:p>
          </table:table-cell>
          <table:table-cell table:style-name="Table7.A1" office:value-type="string">
            <text:p text:style-name="P6">He<text:span text:style-name="T97">(</text:span><text:span text:style-name="T108">or </text:span><text:span text:style-name="T97">outside dower)</text:span> declares perfection.</text:p>
            <text:p text:style-name="P8"/>
            <text:p text:style-name="P7"><text:span text:style-name="T44">Deeper meaning:</text:span><text:span text:style-name="T40"> </text:span>To remove any doubtful or unfitting thought <text:span text:style-name="T40">about</text:span> Allah. As if <text:span text:style-name="T109">something is</text:span> floating in the water.</text:p>
          </table:table-cell>
        </table:table-row>
        <table:table-row table:style-name="Table7.3">
          <table:table-cell table:style-name="Table7.A1" office:value-type="string">
            <text:p text:style-name="P25">لِلَّهِ</text:p>
          </table:table-cell>
          <table:table-cell table:style-name="Table7.A1" office:value-type="string">
            <text:p text:style-name="P50">Allahs</text:p>
            <text:p text:style-name="P51"/>
            <text:p text:style-name="P8"><text:span text:style-name="T50">Nahw:</text:span><text:span text:style-name="T41"> </text:span>Some fa’l <text:span text:style-name="T40">are</text:span> <text:span text:style-name="T40">married</text:span> with some harf. Depending upon the harf the meaning may change.</text:p>
          </table:table-cell>
        </table:table-row>
        <table:table-row table:style-name="Table7.4">
          <table:table-cell table:style-name="Table7.A1" office:value-type="string">
            <text:p text:style-name="P25">مَا فِى ٱلسَّمَـٰوَٰتِ</text:p>
            <text:p text:style-name="P25">وَمَا فِى ٱلْأَرْضِ</text:p>
          </table:table-cell>
          <table:table-cell table:style-name="Table7.A1" office:value-type="string">
            <text:p text:style-name="P50">Whatever is in the skies and Whatever is in the earth.</text:p>
            <text:p text:style-name="P52"/>
            <text:p text:style-name="P8"><text:span text:style-name="T50">Nahw:</text:span><text:span text:style-name="T43"> </text:span>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5">ٱلْمَلِكِ</text:p>
          </table:table-cell>
          <table:table-cell table:style-name="Table7.A1" office:value-type="string">
            <text:p text:style-name="P6">The King. (All four names are sifah of the word Allah)</text:p>
          </table:table-cell>
        </table:table-row>
        <table:table-row table:style-name="Table7.6">
          <table:table-cell table:style-name="Table7.A1" office:value-type="string">
            <text:p text:style-name="P25">ٱلْقُدُّوسِ</text:p>
          </table:table-cell>
          <table:table-cell table:style-name="Table7.A1" office:value-type="string">
            <text:p text:style-name="P6">The Pure.</text:p>
          </table:table-cell>
        </table:table-row>
        <table:table-row table:style-name="Table7.7">
          <table:table-cell table:style-name="Table7.A1" office:value-type="string">
            <text:p text:style-name="P25">ٱلْعَزِيزِ</text:p>
          </table:table-cell>
          <table:table-cell table:style-name="Table7.A1" office:value-type="string">
            <text:p text:style-name="P6">The Most Authoritative.</text:p>
          </table:table-cell>
        </table:table-row>
        <table:table-row table:style-name="Table7.8">
          <table:table-cell table:style-name="Table7.A1" office:value-type="string">
            <text:p text:style-name="P25">ٱلْحَكِيمِ</text:p>
          </table:table-cell>
          <table:table-cell table:style-name="Table7.A1" office:value-type="string">
            <text:p text:style-name="P6">The <text:span text:style-name="T39">w</text:span>ise.</text:p>
          </table:table-cell>
        </table:table-row>
      </table:table>
      <text:p text:style-name="Standard"/>
      <text:h text:style-name="P122" text:outline-level="2" text:is-list-header="true"><text:bookmark-start text:name="__RefHeading___Toc776_667590414"/><text:bookmark text:name="_x9jot1lfvomq"/><text:soft-page-break/>Aya 2<text:bookmark-end text:name="__RefHeading___Toc776_667590414"/></text:h>
      <text:p text:style-name="P27">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5">هُوَ ٱلَّذِى بَعَثَ</text:p>
          </table:table-cell>
          <table:table-cell table:style-name="Table8.A1" office:value-type="string">
            <text:p text:style-name="P6">He is the One Who raised.</text:p>
            <text:p text:style-name="P17">Sarf: <text:s/><text:span text:style-name="T21">بَعَثَ يبْعَث بعْثًا</text:span></text:p>
          </table:table-cell>
        </table:table-row>
        <table:table-row table:style-name="Table8.1">
          <table:table-cell table:style-name="Table8.A1" office:value-type="string">
            <text:p text:style-name="P25">فِى ٱلْأُمِّيِّـۧنَ</text:p>
          </table:table-cell>
          <table:table-cell table:style-name="Table8.A1" office:value-type="string">
            <text:p text:style-name="P6">Among the illiterate</text:p>
          </table:table-cell>
        </table:table-row>
        <table:table-row table:style-name="Table8.1">
          <table:table-cell table:style-name="Table8.A1" office:value-type="string">
            <text:p text:style-name="P25">رَسُولًا مِّنْهُمْ</text:p>
          </table:table-cell>
          <table:table-cell table:style-name="Table8.A1" office:value-type="string">
            <text:p text:style-name="P6">A messenger from them</text:p>
          </table:table-cell>
        </table:table-row>
        <table:table-row table:style-name="Table8.1">
          <table:table-cell table:style-name="Table8.A1" office:value-type="string">
            <text:p text:style-name="P25"><text:s/>يَتْلُوا عَلَيْهِمْ ءَايَـٰتِهِ</text:p>
          </table:table-cell>
          <table:table-cell table:style-name="Table8.A1" office:value-type="string">
            <text:p text:style-name="P6">Who recites the miraculous signs of him(<text:span text:style-name="T39">اللَّه</text:span>).</text:p>
          </table:table-cell>
        </table:table-row>
        <table:table-row table:style-name="Table8.1">
          <table:table-cell table:style-name="Table8.A1" office:value-type="string">
            <text:p text:style-name="P25">وَيُزَكِّيهِمْ</text:p>
          </table:table-cell>
          <table:table-cell table:style-name="Table8.A1" office:value-type="string">
            <text:p text:style-name="P6">He purifies them.</text:p>
          </table:table-cell>
        </table:table-row>
        <table:table-row table:style-name="Table8.1">
          <table:table-cell table:style-name="Table8.A1" office:value-type="string">
            <text:p text:style-name="P25"><text:s/>وَيُعَلِّمُهُمُ ٱلْكِتَـٰبَ وَٱلْحِكْمَةَ</text:p>
          </table:table-cell>
          <table:table-cell table:style-name="Table8.A1" office:value-type="string">
            <text:p text:style-name="P6">He teaches them law and wisdom.</text:p>
          </table:table-cell>
        </table:table-row>
        <table:table-row table:style-name="Table8.1">
          <table:table-cell table:style-name="Table8.A1" office:value-type="string">
            <text:p text:style-name="P25">وَإِنْ كَانُوا</text:p>
          </table:table-cell>
          <table:table-cell table:style-name="Table8.A1" office:value-type="string">
            <text:p text:style-name="P6">For sure they were</text:p>
            <text:p text:style-name="P2">Nahw: <text:span text:style-name="T20">إِنْ</text:span> is the diet version of <text:span text:style-name="T19">إِنَّ</text:span> and it doesn’t require an ims after it.</text:p>
          </table:table-cell>
        </table:table-row>
        <table:table-row table:style-name="Table8.1">
          <table:table-cell table:style-name="Table8.A1" office:value-type="string">
            <text:p text:style-name="P25">مِن قَبْلُ لَفِى ضَلَـٰلٍۢ مُّبِينٍۢ</text:p>
          </table:table-cell>
          <table:table-cell table:style-name="Table8.A1" office:value-type="string">
            <text:p text:style-name="P6">From before in great misguidance.</text:p>
          </table:table-cell>
        </table:table-row>
      </table:table>
      <text:p text:style-name="P14"/>
      <text:p text:style-name="Standard"><text:span text:style-name="T14">Beauty </text:span><text:span text:style-name="T15">of the aya</text:span><text:span text:style-name="T14">:</text:span><text:span text:style-name="T1"> </text:span>In the 1st aya the four names of Allah corresponds to</text:p>
      <text:list text:style-name="WWNum1">
        <text:list-item>
          <text:p text:style-name="P134">Reciting The ayas are like the signs of the king. (<text:span text:style-name="T20">ٱلْمَلِكِ</text:span>)</text:p>
        </text:list-item>
        <text:list-item>
          <text:p text:style-name="P134">He purifies them. (<text:span text:style-name="T20">ٱلْقُدُّوسِ</text:span>)</text:p>
        </text:list-item>
        <text:list-item>
          <text:p text:style-name="P134">Teaches them the law. (<text:span text:style-name="T20">ٱلْعَزِيزُ</text:span>)</text:p>
        </text:list-item>
        <text:list-item>
          <text:p text:style-name="P135">Teaches them wisdom. (<text:span text:style-name="T20">ٱلْحَكِيمُ</text:span>)</text:p>
          <text:list>
            <text:list-header>
              <text:h text:style-name="P123" text:outline-level="2"><text:bookmark-start text:name="__RefHeading___Toc774_667590414"/><text:bookmark text:name="_wt9i9g5uarkc"/>Aya 3<text:bookmark-end text:name="__RefHeading___Toc774_667590414"/></text:h>
            </text:list-header>
          </text:list>
        </text:list-item>
      </text:list>
      <text:p text:style-name="P27">وَءَاخَرِينَ مِنْهُمْ لَمَّا يَلْحَقُوا بِهِمْ ۚ وَهُوَ ٱلْعَزِيزُ ٱلْحَكِيمُ ٣</text:p>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4"><text:s/>وَءَاخَرِينَ مِنْهُمْ</text:p>
          </table:table-cell>
          <table:table-cell table:style-name="Table9.A1" office:value-type="string">
            <text:p text:style-name="P6">And those other than them</text:p>
            <text:p text:style-name="P6">Nahw: وَ + nasb creates <text:span text:style-name="T41">these types of meanings.</text:span></text:p>
          </table:table-cell>
        </table:table-row>
        <table:table-row table:style-name="Table9.1">
          <table:table-cell table:style-name="Table9.A1" office:value-type="string">
            <text:p text:style-name="P24"><text:s/>لَمَّا يَلْحَقُوا بِهِمْ</text:p>
          </table:table-cell>
          <table:table-cell table:style-name="Table9.A1" office:value-type="string">
            <text:p text:style-name="P6">Have not yet joined them</text:p>
            <text:p text:style-name="P6">Sarf: لَحِقَ يَلْحَقُ</text:p>
          </table:table-cell>
        </table:table-row>
        <table:table-row table:style-name="Table9.1">
          <table:table-cell table:style-name="Table9.A1" office:value-type="string">
            <text:p text:style-name="P24"><text:s/>وَهُوَ ٱلْعَزِيزُ ٱلْحَكِيمُ</text:p>
          </table:table-cell>
          <table:table-cell table:style-name="Table9.A1" office:value-type="string">
            <text:p text:style-name="P6">And he is the most authoritative, wise.</text:p>
          </table:table-cell>
        </table:table-row>
      </table:table>
      <text:p text:style-name="P49"/>
      <text:h text:style-name="P116" text:outline-level="1"><text:bookmark-start text:name="__RefHeading___Toc801_1932017071"/>Day 22-<text:span text:style-name="T103">2</text:span><text:span text:style-name="T128">6</text:span><text:bookmark-end text:name="__RefHeading___Toc801_1932017071"/></text:h>
      <text:p text:style-name="Text_20_body"><text:bookmark-start text:name="__RefHeading___Toc803_1932017071"/>Sentence structure. (<text:span text:style-name="T21">جُمْل</text:span>)<text:bookmark-end text:name="__RefHeading___Toc803_1932017071"/></text:p>
      <text:h text:style-name="Heading_20_2" text:outline-level="2"><text:bookmark-start text:name="__RefHeading___Toc1431_2702452866"/><text:span text:style-name="T21">جُمْلَةٌ اِسْمِيَةٌ</text:span> <text:span text:style-name="T127">(Jumla Ismia)</text:span><text:bookmark-end text:name="__RefHeading___Toc1431_2702452866"/></text:h>
      <table:table table:name="Table15" table:style-name="Table15">
        <table:table-column table:style-name="Table15.A"/>
        <table:table-column table:style-name="Table15.B"/>
        <table:table-row>
          <table:table-cell table:style-name="Table15.A1" office:value-type="string">
            <text:p text:style-name="P76">مُبْتَدَ</text:p>
          </table:table-cell>
          <table:table-cell table:style-name="Table15.B1" office:value-type="string">
            <text:list text:style-name="L1">
              <text:list-item>
                <text:p text:style-name="P136">Subject.<text:span text:style-name="T36"> The topic</text:span></text:p>
              </text:list-item>
              <text:list-item>
                <text:p text:style-name="P137">Always rafa’ or nasab fragment. <text:span text:style-name="T110">(okay not always :D)</text:span></text:p>
              </text:list-item>
              <text:list-item>
                <text:p text:style-name="P140">Usually proper.</text:p>
              </text:list-item>
              <text:list-item>
                <text:p text:style-name="P140">Usually in the beginning.</text:p>
              </text:list-item>
            </text:list>
          </table:table-cell>
        </table:table-row>
        <table:table-row>
          <table:table-cell table:style-name="Table15.A2" office:value-type="string">
            <text:p text:style-name="P76">خَبَر</text:p>
          </table:table-cell>
          <table:table-cell table:style-name="Table15.B2" office:value-type="string">
            <text:list text:style-name="L2">
              <text:list-item>
                <text:p text:style-name="P138">Predicate. <text:span text:style-name="T85">I</text:span>nformation ab<text:span text:style-name="T38">o</text:span>ut the subject.</text:p>
              </text:list-item>
              <text:list-item>
                <text:p text:style-name="P138">Rafa’ and usually <text:span text:style-name="T85">common</text:span>.</text:p>
              </text:list-item>
              <text:list-item>
                <text:p text:style-name="P141">Nasab for special reasons.</text:p>
              </text:list-item>
            </text:list>
          </table:table-cell>
        </table:table-row>
        <table:table-row>
          <table:table-cell table:style-name="Table15.A2" office:value-type="string">
            <text:p text:style-name="P76">مُتَعَلِّق بِالخَبَر</text:p>
          </table:table-cell>
          <table:table-cell table:style-name="Table15.B2" office:value-type="string">
            <text:list text:style-name="L3">
              <text:list-item>
                <text:p text:style-name="P139">2<text:span text:style-name="T37">nd</text:span> predicate. <text:span text:style-name="T89">I</text:span>nformation <text:span text:style-name="T89">About خبر</text:span> <text:span text:style-name="T88">(related to the خبر )</text:span></text:p>
              </text:list-item>
              <text:list-item>
                <text:p text:style-name="P142"><text:span text:style-name="T86">Jarr majroor or s</text:span>pecial mudaff <text:span text:style-name="T87">(of time and place only)</text:span> fragment.</text:p>
              </text:list-item>
            </text:list>
          </table:table-cell>
        </table:table-row>
      </table:table>
      <text:p text:style-name="P75"/>
      <text:p text:style-name="P78"><text:span text:style-name="T90">Note: </text:span>If there’s no خبر in a sentence <text:span text:style-name="T99">it is understood with common sense.</text:span></text:p>
      <table:table table:name="Table19" table:style-name="Table19">
        <table:table-column table:style-name="Table19.A"/>
        <table:table-column table:style-name="Table19.B"/>
        <table:table-row>
          <table:table-cell table:style-name="Table19.A1" office:value-type="string">
            <text:p text:style-name="P79">أَحْمَ<text:span text:style-name="T100">دُ </text:span><text:s/>فِي المَسْجِدِ</text:p>
            <text:p text:style-name="P79"/>
            <text:p text:style-name="P79">Ahmad is in the mosque.</text:p>
          </table:table-cell>
          <table:table-cell table:style-name="Table19.A1" office:value-type="string">
            <text:p text:style-name="P95">Here the خبر is missing.</text:p>
            <text:p text:style-name="P80">But it’s just short version of “Ahmad is ___ in the mosque”. <text:span text:style-name="T101">In the blank.</text:span></text:p>
            <text:list text:style-name="L4">
              <text:list-item>
                <text:p text:style-name="P143">sitting</text:p>
              </text:list-item>
              <text:list-item>
                <text:p text:style-name="P143">praying</text:p>
              </text:list-item>
              <text:list-item>
                <text:p text:style-name="P143">...</text:p>
              </text:list-item>
            </text:list>
          </table:table-cell>
        </table:table-row>
      </table:table>
      <table:table table:name="Table20" table:style-name="Table20">
        <table:table-column table:style-name="Table20.A"/>
        <table:table-column table:style-name="Table20.B"/>
        <table:table-row>
          <table:table-cell table:style-name="Table20.A1" office:value-type="string">
            <text:p text:style-name="P80">الحَمدُ لِلَّهِ</text:p>
          </table:table-cell>
          <table:table-cell table:style-name="Table20.A1" office:value-type="string">
            <text:p text:style-name="P80">All praises and gratitude are ___ of Allah.</text:p>
            <text:list text:style-name="L5">
              <text:list-item>
                <text:p text:style-name="P144">Right </text:p>
              </text:list-item>
              <text:list-item>
                <text:p text:style-name="P144">Property</text:p>
              </text:list-item>
              <text:list-item>
                <text:p text:style-name="P144">...</text:p>
              </text:list-item>
            </text:list>
          </table:table-cell>
        </table:table-row>
      </table:table>
      <text:p text:style-name="P96"><text:span text:style-name="T102">Note:</text:span> خبر is not only the 2<text:span text:style-name="T37">nd</text:span> مرفوع <text:span text:style-name="T75">(Rafa’)</text:span><text:span text:style-name="T71"> </text:span>but it has to be more information about the مُبْتَد </text:p>
      <text:p text:style-name="P97"><text:span text:style-name="T42">بَيَان : </text:span><text:span text:style-name="T62">It</text:span> Clarifies things. </text:p>
      <text:p text:style-name="P98">Like if I say “I met your brother.” You will thing think which one. Then I </text:p>
      <text:p text:style-name="P98">clarify it by saying “I met your brother <text:span text:style-name="T111">Jon</text:span>” <text:span text:style-name="T104">Here “Jon” is the بيان </text:span></text:p>
      <text:p text:style-name="P53"/>
      <text:p text:style-name="P107">Mubtada = Khabar</text:p>
      <text:p text:style-name="P53"><text:span text:style-name="T55">It’s like</text:span><text:span text:style-name="T65"> in</text:span><text:span text:style-name="T55"> math </text:span><text:span text:style-name="T64">x</text:span><text:span text:style-name="T63"> = </text:span><text:span text:style-name="T64">y</text:span><text:span text:style-name="T63">. Pen = small or pen is small.</text:span></text:p>
      <table:table table:name="Table21" table:style-name="Table21">
        <table:table-column table:style-name="Table21.A" table:number-columns-repeated="3"/>
        <table:table-row>
          <table:table-cell table:style-name="Table21.A1" table:number-columns-spanned="2" office:value-type="string">
            <text:p text:style-name="P55">Sentence 2/ khabar</text:p>
          </table:table-cell>
          <table:covered-table-cell/>
          <table:table-cell table:style-name="Table21.C1" office:value-type="string">
            <text:p text:style-name="P55"/>
          </table:table-cell>
        </table:table-row>
        <table:table-row>
          <table:table-cell table:style-name="Table21.A2" office:value-type="string">
            <text:p text:style-name="P55">عِلْمُ السَّاعَةِ</text:p>
          </table:table-cell>
          <table:table-cell table:style-name="Table21.A2" office:value-type="string">
            <text:p text:style-name="P55">عِنْدَهُ</text:p>
          </table:table-cell>
          <table:table-cell table:style-name="Table21.C2" office:value-type="string">
            <text:p text:style-name="P89">إِنَّ اللَّهَ</text:p>
          </table:table-cell>
        </table:table-row>
        <table:table-row>
          <table:table-cell table:style-name="Table21.A2" office:value-type="string">
            <text:p text:style-name="P56">مُبْتَدَ</text:p>
          </table:table-cell>
          <table:table-cell table:style-name="Table21.A2" office:value-type="string">
            <text:p text:style-name="P56">مُتَعَلِّق بِالخَبَر</text:p>
          </table:table-cell>
          <table:table-cell table:style-name="Table21.C2" office:value-type="string">
            <text:p text:style-name="P77">مُبْتَدَ</text:p>
          </table:table-cell>
        </table:table-row>
      </table:table>
      <text:p text:style-name="P54"/>
      <text:p text:style-name="P90">You can think of it عِنْدَهُ عِلْمُ السَّاعَةِ as another sentence inside and as a giant خَبَر for the إِنَّ اللَّهَ</text:p>
      <text:p text:style-name="P91"/>
      <text:h text:style-name="Heading_20_2" text:outline-level="2"><text:bookmark-start text:name="__RefHeading___Toc1404_2702452866"/>Early K or MBK and late M or <text:span text:style-name="T112">K </text:span><text:span text:style-name="T121">lavels.</text:span><text:bookmark-end text:name="__RefHeading___Toc1404_2702452866"/></text:h>
      <text:p text:style-name="P91">If a K or MBK comes earlier than expected it’s called مُقَدَّم<text:span text:style-name="T113">ٌ</text:span> (early)</text:p>
      <text:p text:style-name="P92">If a M or K comes later than expected it’s called مُؤَجَّر<text:span text:style-name="T113">ٌ</text:span></text:p>
      <text:h text:style-name="P124" text:outline-level="2" text:is-list-header="true"><text:bookmark-start text:name="__RefHeading___Toc1408_2702452866"/><text:span text:style-name="T21">جُمْلَةٌ </text:span><text:span text:style-name="T26">فِعْلِيَّةٌ</text:span> <text:span text:style-name="T127">(</text:span>Jumla Fe’<text:span text:style-name="T126">ilia</text:span><text:span text:style-name="T128">)</text:span><text:bookmark-end text:name="__RefHeading___Toc1408_2702452866"/></text:h>
      <text:p text:style-name="P106">When there is a فعل in a sentence that is Jumla Fe’ilia</text:p>
      <text:p text:style-name="P105">There are 4 parts</text:p>
      <table:table table:name="Table22" table:style-name="Table22">
        <table:table-column table:style-name="Table22.A"/>
        <table:table-column table:style-name="Table22.B"/>
        <table:table-row>
          <table:table-cell table:style-name="Table22.A1" office:value-type="string">
            <text:p text:style-name="P109">فعل</text:p>
          </table:table-cell>
          <table:table-cell table:style-name="Table22.B1" office:value-type="string">
            <text:p text:style-name="P108">It <text:span text:style-name="T124">can</text:span> be:</text:p>
            <text:list text:style-name="L6">
              <text:list-item>
                <text:p text:style-name="P145">Past or Past passive</text:p>
              </text:list-item>
              <text:list-item>
                <text:p text:style-name="P145">Present or present passive</text:p>
              </text:list-item>
              <text:list-item>
                <text:p text:style-name="P145">Forbid or command</text:p>
              </text:list-item>
            </text:list>
          </table:table-cell>
        </table:table-row>
        <table:table-row>
          <table:table-cell table:style-name="Table22.A2" office:value-type="string">
            <text:p text:style-name="P109">فاعل</text:p>
          </table:table-cell>
          <table:table-cell table:style-name="Table22.B2" office:value-type="string">
            <text:p text:style-name="P110">It cat <text:span text:style-name="T123">be </text:span>inside or outside فاعل (dower).</text:p>
          </table:table-cell>
        </table:table-row>
        <table:table-row>
          <table:table-cell table:style-name="Table22.A2" office:value-type="string">
            <text:p text:style-name="P109">مَفعول</text:p>
          </table:table-cell>
          <table:table-cell table:style-name="Table22.B2" office:value-type="string">
            <text:p text:style-name="P110">It’s in ن<text:span text:style-name="T125">َ</text:span>ص<text:span text:style-name="T125">َ</text:span>ب status.</text:p>
          </table:table-cell>
        </table:table-row>
        <table:table-row>
          <table:table-cell table:style-name="Table22.A2" office:value-type="string">
            <text:p text:style-name="P109">متعلق بالفعل</text:p>
          </table:table-cell>
          <table:table-cell table:style-name="Table22.B2" office:value-type="string">
            <text:p text:style-name="P110">It cat only be جار<text:span text:style-name="T122">ّ</text:span> and مَجْرُور</text:p>
          </table:table-cell>
        </table:table-row>
      </table:table>
      <text:p text:style-name="P93"><text:span text:style-name="T90">Note:</text:span> The order can vary. But فعل will always come before فاعل</text:p>
      <text:h text:style-name="Heading_20_2" text:outline-level="2">L<text:span text:style-name="T132">a</text:span>b<text:span text:style-name="T132">e</text:span>ls of <text:span text:style-name="T21">مَفْعُول</text:span> in <text:span text:style-name="T130">JF</text:span><text:span text:style-name="T27"/></text:h>
      <table:table table:name="Table24" table:style-name="Table24">
        <table:table-column table:style-name="Table24.A"/>
        <table:table-column table:style-name="Table24.B"/>
        <table:table-row>
          <table:table-cell table:style-name="Table24.A1" office:value-type="string">
            <text:p text:style-name="P113">مفعول بِهِ</text:p>
          </table:table-cell>
          <table:table-cell table:style-name="Table24.B1" office:value-type="string">
            <text:p text:style-name="P112">Who or what</text:p>
          </table:table-cell>
        </table:table-row>
        <table:table-row>
          <table:table-cell table:style-name="Table24.A2" office:value-type="string">
            <text:p text:style-name="P113">مفعول فِهِ</text:p>
          </table:table-cell>
          <table:table-cell table:style-name="Table24.B2" office:value-type="string">
            <text:p text:style-name="P112">When or where</text:p>
          </table:table-cell>
        </table:table-row>
        <table:table-row>
          <table:table-cell table:style-name="Table24.A2" office:value-type="string">
            <text:p text:style-name="P113">مفعول لَهُ</text:p>
          </table:table-cell>
          <table:table-cell table:style-name="Table24.B2" office:value-type="string">
            <text:p text:style-name="P112">Why</text:p>
          </table:table-cell>
        </table:table-row>
        <table:table-row>
          <table:table-cell table:style-name="Table24.A2" office:value-type="string">
            <text:p text:style-name="P113">مفعول حَال</text:p>
          </table:table-cell>
          <table:table-cell table:style-name="Table24.B2" office:value-type="string">
            <text:p text:style-name="P112">How </text:p>
          </table:table-cell>
        </table:table-row>
        <table:table-row>
          <table:table-cell table:style-name="Table24.A2" office:value-type="string">
            <text:p text:style-name="P113">مفعول مُتْلَق</text:p>
          </table:table-cell>
          <table:table-cell table:style-name="Table24.B2" office:value-type="string">
            <text:p text:style-name="P112">Emphasis. <text:s/>Same <text:span text:style-name="T131">root letter</text:span> or <text:span text:style-name="T131">related</text:span> meaning <text:span text:style-name="T131">مَصْدَر as the فعل</text:span></text:p>
          </table:table-cell>
        </table:table-row>
      </table:table>
      <text:h text:style-name="P125" text:outline-level="2"><text:span text:style-name="T21">الإِثْبَاتُ عَلَي غَيْرِ الفَاعِلِ </text:span><text:span text:style-name="T27">(</text:span><text:span text:style-name="T28">Hinting Someone other than the Faa’il</text:span><text:span text:style-name="T27">) </text:span><text:span text:style-name="T29">Example</text:span></text:h>
      <table:table table:name="Table23" table:style-name="Table23">
        <table:table-column table:style-name="Table23.A"/>
        <table:table-column table:style-name="Table23.B"/>
        <table:table-column table:style-name="Table23.C"/>
        <table:table-row>
          <table:table-cell table:style-name="Table23.A1" office:value-type="string">
            <text:p text:style-name="P111">خَلَقَ اللَّهُ</text:p>
          </table:table-cell>
          <table:table-cell table:style-name="Table23.A1" office:value-type="string">
            <text:p text:style-name="P111">Allah Created.</text:p>
          </table:table-cell>
          <table:table-cell table:style-name="Table23.C1" office:value-type="string">
            <text:p text:style-name="P111">Answering: Who created? <text:span text:style-name="T133">(JF)</text:span></text:p>
          </table:table-cell>
        </table:table-row>
        <table:table-row>
          <table:table-cell table:style-name="Table23.A2" office:value-type="string">
            <text:p text:style-name="P111">اللَّهُ خَلَقَ</text:p>
          </table:table-cell>
          <table:table-cell table:style-name="Table23.A2" office:value-type="string">
            <text:p text:style-name="P111">Allah, he created.</text:p>
          </table:table-cell>
          <table:table-cell table:style-name="Table23.C2" office:value-type="string">
            <text:p text:style-name="P111">Refuting someone saying “Someone <text:span text:style-name="T129">or something </text:span>else created” <text:span text:style-name="T133">(JI)</text:span></text:p>
          </table:table-cell>
        </table:table-row>
      </table:table>
      <text:h text:style-name="P125" text:outline-level="2"><text:soft-page-break/></text:h>
      <text:h text:style-name="P118" text:outline-level="1"><text:bookmark-start text:name="__RefHeading___Toc1081_2873520091"/>Question Hours: Important Ones.<text:bookmark-end text:name="__RefHeading___Toc1081_2873520091"/></text:h>
      <text:h text:style-name="Heading_20_2" text:outline-level="2"><text:bookmark-start text:name="__RefHeading___Toc1083_2873520091"/>Day 22: <text:span text:style-name="T21">سُبْحَانَ اللَّهِ وَبِحَمْدِهِ</text:span><text:bookmark-end text:name="__RefHeading___Toc1083_2873520091"/></text:h>
      <text:p text:style-name="P72">If teacher said, “What are you drinking?”</text:p>
      <text:p text:style-name="P72">You said, “Water.”</text:p>
      <text:p text:style-name="P72">You actually said “I <text:span text:style-name="T114">a</text:span>m drinking water.” Sometimes one word has a <text:span text:style-name="T115">sentence</text:span> behind it. </text:p>
      <text:p text:style-name="P71">Here سبحانَ is نصب but there is no harf of nasab and there is no فعل . The Arabs says that there is a فعل but it’s understood.</text:p>
      <text:p text:style-name="Text_20_body"><text:span text:style-name="T46">أُ</text:span><text:span text:style-name="T45">سَبِّحُ</text:span><text:span text:style-name="T81"> </text:span>سُبْحَانَ اللَّهِ وَبِحَمْدِه <text:span text:style-name="T82"><text:s/></text:span></text:p>
      <text:p text:style-name="P74"><text:span text:style-name="T52">Nahw:</text:span><text:span text:style-name="T82"> </text:span><text:span text:style-name="T83">سبحان is a مصدر (idea) from the same root letters as the فعل <text:s/>and sometimes it’s added to the details. It’s called </text:span><text:span text:style-name="T82"><text:s/></text:span>الم<text:span text:style-name="T83">َ</text:span>ف<text:span text:style-name="T83">ْ</text:span>ع<text:span text:style-name="T83">ُ</text:span>ول الم<text:span text:style-name="T83">ُ</text:span>ط<text:span text:style-name="T83">ْ</text:span>ل<text:span text:style-name="T83">َ</text:span>ق <text:span text:style-name="T82">. It means:</text:span></text:p>
      <text:p text:style-name="P73">I declare Allah’s perfection like I declare nothing perfect <text:span text:style-name="T84">and with his praise.</text:span></text:p>
      <text:p text:style-name="P73"/>
      <text:h text:style-name="Heading_20_2" text:outline-level="2"><text:bookmark-start text:name="__RefHeading___Toc1100_2873520091"/>Day 23: <text:span text:style-name="T24">خَ</text:span><text:span text:style-name="T21">يرٌ</text:span> and <text:span text:style-name="T21">شَرٌّ </text:span><text:span text:style-name="T22">are comparative why?</text:span><text:bookmark-end text:name="__RefHeading___Toc1100_2873520091"/></text:h>
      <text:p text:style-name="P81">These <text:span text:style-name="T91">2 are comparatives. </text:span><text:span text:style-name="T116">First means</text:span><text:span text:style-name="T91"> better other one </text:span><text:span text:style-name="T116">means</text:span><text:span text:style-name="T91"> worse.</text:span></text:p>
      <text:p text:style-name="P85">But comparatives usually rime with أَكْبَرُ . <text:span text:style-name="T98">They were suppose to be</text:span></text:p>
      <text:p text:style-name="P101">أَخْرَرُ and أَشْرَرُ </text:p>
      <text:p text:style-name="P100">But for the ease of pronunciation Arabs made <text:span text:style-name="T117">those</text:span> like <text:span text:style-name="T117">that</text:span>.</text:p>
      <text:p text:style-name="P84"/>
      <text:p text:style-name="P84"/>
      <text:h text:style-name="Heading_20_2" text:outline-level="2"><text:bookmark-start text:name="__RefHeading___Toc1180_1030417925"/><text:soft-page-break/>Day 23: <text:span text:style-name="T92">Special mudaff can’t never be</text:span><text:bookmark-end text:name="__RefHeading___Toc1180_1030417925"/></text:h>
      <text:p text:style-name="P82">The victim of حرف نصب it can only be bitten by harf jaar. It looks <text:span text:style-name="T118">like </text:span>nasab tho.</text:p>
      <text:h text:style-name="Heading_20_2" text:outline-level="2"><text:bookmark-start text:name="__RefHeading___Toc1182_1030417925"/>Day 23: <text:span text:style-name="T92">Beauty of</text:span> <text:span text:style-name="T23">إِنَّ مَعَ العُسْرِ يُسْرًا </text:span><text:bookmark-end text:name="__RefHeading___Toc1182_1030417925"/></text:h>
      <text:p text:style-name="P86"><text:span text:style-name="T42">إِنَّ</text:span> <text:span text:style-name="T93">مَعَ العُسْرِ</text:span> <text:span text:style-name="T42">يُسْرًا <text:s text:c="2"/></text:span><text:span text:style-name="T60">Only</text:span><text:span text:style-name="T48"> </text:span><text:span text:style-name="T94">with difficulty</text:span><text:span text:style-name="T48"> </text:span><text:span text:style-name="T61">is</text:span><text:span text:style-name="T48"> great ease.</text:span></text:p>
      <text:p text:style-name="P88"><text:span text:style-name="T23">S</text:span><text:span text:style-name="T21">o ease </text:span><text:span text:style-name="T25">and</text:span><text:span text:style-name="T21"> difficulty comes in bundle.</text:span></text:p>
      <text:p text:style-name="P87"><text:span text:style-name="T48">N</text:span><text:span text:style-name="T47">ahw:</text:span></text:p>
      <text:p text:style-name="P83"><text:span text:style-name="T42">Type:</text:span> Here العُسْر is proper so it’s known. But يُسْر is common so it’s unknown and as it is common <text:span text:style-name="T119">therefore </text:span>meaning becomes great ease <text:span text:style-name="T120">(advanced).</text:span></text:p>
      <text:p text:style-name="P83"><text:span text:style-name="T95">Order:</text:span><text:span text:style-name="T96"> </text:span>We only count the order of the ims not the harf. So here <text:span text:style-name="T93">MBK</text:span> comes before the <text:span text:style-name="T42">Mubtada</text:span>. So the meaning will have “only” in it.</text:p>
      <text:p text:style-name="P8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Kannada" svg:font-family="'Lohit Kannada'"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1" fo:font-family="Lora" style:font-family-generic="roman" style:font-pitch="variable" style:font-name-asian="Lora2" style:font-family-asian="Lora" style:font-family-generic-asian="system" style:font-pitch-asian="variable" style:font-name-complex="Lora2"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agraph-properties fo:text-align="center"/>
    </style:style>
    <style:style style:name="MP4"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M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text:span text:style-name="MT1">Dream</text:span><text:span text:style-name="MT2"> Nahw</text:span></text:p>
        <text:p text:style-name="Standard"><draw:rect text:anchor-type="as-char" draw:z-index="3"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line text:anchor-type="paragraph" draw:z-index="63" draw:name="Horizontal line 2" draw:style-name="Mgr4" draw:text-style-name="MP3" svg:x1="-0.0252in" svg:y1="0.0535in" svg:x2="7.2965in" svg:y2="0.0535in"><text:p/></draw:line><draw:rect text:anchor-type="as-char" style:rel-width="100%" draw:z-index="18" draw:name="Shape3" draw:style-name="Mgr1" draw:text-style-name="MP1" svg:width="0.0012in" svg:height="0.0213in"><text:p/></draw:rect></text:p>
      </style:header>
      <style:footer>
        <text:p text:style-name="Standard"><draw:line text:anchor-type="paragraph" draw:z-index="48" draw:name="Horizontal line 3" draw:style-name="Mgr4" draw:text-style-name="MP3" svg:x1="0.0193in" svg:y1="0.222in" svg:x2="7.3409in" svg:y2="0.222in"><text:p/></draw:line><draw:rect text:anchor-type="as-char" style:rel-width="100%" draw:z-index="33" draw:name="Shape4" draw:style-name="Mgr1" draw:text-style-name="MP1" svg:width="0.0012in" svg:height="0.0213in"><text:p/></draw:rect></text:p>
        <text:p text:style-name="MP4"><text:span text:style-name="MT5">Notes </text:span><text:span text:style-name="MT6">Page <text:s/></text:span><text:span text:style-name="MT7"><text:page-number text:select-page="current">8</text:page-number></text:span></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6-27T15:04:18.766620391</dc:date>
    <dc:creator>Sakib</dc:creator>
    <meta:editing-duration>PT9H19M53S</meta:editing-duration>
    <meta:editing-cycles>120</meta:editing-cycles>
    <meta:document-statistic meta:table-count="24" meta:image-count="0" meta:object-count="0" meta:page-count="19" meta:paragraph-count="348" meta:word-count="1560" meta:character-count="7948" meta:non-whitespace-character-count="6729"/>
  </office:meta>
</office:document-meta>
</file>